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1.A3"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3" style:family="table-cell" style:data-style-name="N10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7" style:family="table">
      <style:table-properties style:width="15.431cm" fo:margin-left="1.139cm" fo:margin-right="1.129cm" table:align="margins" fo:keep-with-next="always" style:writing-mode="lr-tb"/>
    </style:style>
    <style:style style:name="Tabelle7.A" style:family="table-column">
      <style:table-column-properties style:column-width="1.021cm" style:rel-column-width="4337*"/>
    </style:style>
    <style:style style:name="Tabelle7.B" style:family="table-column">
      <style:table-column-properties style:column-width="0.944cm" style:rel-column-width="4007*"/>
    </style:style>
    <style:style style:name="Tabelle7.C" style:family="table-column">
      <style:table-column-properties style:column-width="3.955cm" style:rel-column-width="16795*"/>
    </style:style>
    <style:style style:name="Tabelle7.D" style:family="table-column">
      <style:table-column-properties style:column-width="9.511cm" style:rel-column-width="40396*"/>
    </style:style>
    <style:style style:name="Tabelle7.1" style:family="table-row">
      <style:table-row-properties style:keep-together="true" fo:keep-together="auto"/>
    </style:style>
    <style:style style:name="Tabelle7.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7.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7.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7.A2" style:family="table-cell" style:data-style-name="N0">
      <style:table-cell-properties style:vertical-align="top" fo:padding="0.097cm" fo:border-left="0.002cm solid #000000" fo:border-right="none" fo:border-top="none" fo:border-bottom="0.002cm solid #000000" style:writing-mode="lr-tb"/>
    </style:style>
    <style:style style:name="Tabelle7.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7.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 style:family="table">
      <style:table-properties style:width="15.431cm" fo:margin-left="1.139cm" fo:margin-right="1.129cm" table:align="margins" fo:keep-with-next="always" style:writing-mode="lr-tb"/>
    </style:style>
    <style:style style:name="Tabelle6.A" style:family="table-column">
      <style:table-column-properties style:column-width="1.021cm" style:rel-column-width="4337*"/>
    </style:style>
    <style:style style:name="Tabelle6.B" style:family="table-column">
      <style:table-column-properties style:column-width="0.944cm" style:rel-column-width="4007*"/>
    </style:style>
    <style:style style:name="Tabelle6.C" style:family="table-column">
      <style:table-column-properties style:column-width="3.955cm" style:rel-column-width="16795*"/>
    </style:style>
    <style:style style:name="Tabelle6.D" style:family="table-column">
      <style:table-column-properties style:column-width="9.511cm" style:rel-column-width="40396*"/>
    </style:style>
    <style:style style:name="Tabelle6.1" style:family="table-row">
      <style:table-row-properties style:keep-together="true" fo:keep-together="auto"/>
    </style:style>
    <style:style style:name="Tabelle6.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6.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6.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6.A2" style:family="table-cell" style:data-style-name="N0">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6.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3" style:family="table">
      <style:table-properties style:width="15.431cm" fo:margin-left="1.139cm" fo:margin-right="1.129cm" table:align="margins" fo:keep-with-next="always" style:writing-mode="lr-tb"/>
    </style:style>
    <style:style style:name="Tabelle3.A" style:family="table-column">
      <style:table-column-properties style:column-width="1.021cm" style:rel-column-width="4337*"/>
    </style:style>
    <style:style style:name="Tabelle3.B" style:family="table-column">
      <style:table-column-properties style:column-width="0.944cm" style:rel-column-width="4007*"/>
    </style:style>
    <style:style style:name="Tabelle3.C" style:family="table-column">
      <style:table-column-properties style:column-width="3.955cm" style:rel-column-width="16795*"/>
    </style:style>
    <style:style style:name="Tabelle3.D" style:family="table-column">
      <style:table-column-properties style:column-width="9.511cm" style:rel-column-width="40396*"/>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3.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3.A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3.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3.B3" style:family="table-cell" style:data-style-name="N100">
      <style:table-cell-properties style:vertical-align="top" fo:padding="0.097cm" fo:border-left="0.002cm solid #000000" fo:border-right="none" fo:border-top="none" fo:border-bottom="0.002cm solid #000000" style:writing-mode="lr-tb"/>
    </style:style>
    <style:style style:name="Tabelle3.B4" style:family="table-cell">
      <style:table-cell-properties style:vertical-align="top" fo:padding="0.097cm" fo:border-left="0.002cm solid #000000" fo:border-right="none" fo:border-top="none" fo:border-bottom="0.002cm solid #000000" style:writing-mode="lr-tb"/>
    </style:style>
    <style:style style:name="Tabelle8" style:family="table">
      <style:table-properties style:width="15.431cm" fo:margin-left="1.139cm" fo:margin-right="1.129cm" table:align="margins" fo:keep-with-next="always" style:writing-mode="lr-tb"/>
    </style:style>
    <style:style style:name="Tabelle8.A" style:family="table-column">
      <style:table-column-properties style:column-width="1.101cm" style:rel-column-width="4674*"/>
    </style:style>
    <style:style style:name="Tabelle8.B" style:family="table-column">
      <style:table-column-properties style:column-width="5.343cm" style:rel-column-width="22691*"/>
    </style:style>
    <style:style style:name="Tabelle8.C" style:family="table-column">
      <style:table-column-properties style:column-width="8.987cm" style:rel-column-width="38170*"/>
    </style:style>
    <style:style style:name="Tabelle8.1" style:family="table-row">
      <style:table-row-properties style:keep-together="true" fo:keep-together="auto"/>
    </style:style>
    <style:style style:name="Tabelle8.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8.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8.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8.A2" style:family="table-cell" style:data-style-name="N0">
      <style:table-cell-properties style:vertical-align="top" fo:padding="0.097cm" fo:border-left="0.002cm solid #000000" fo:border-right="none" fo:border-top="none" fo:border-bottom="0.002cm solid #000000" style:writing-mode="lr-tb"/>
    </style:style>
    <style:style style:name="Tabelle8.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8.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431cm" fo:margin-left="1.139cm" fo:margin-right="1.129cm" table:align="margins" fo:keep-with-next="always" style:writing-mode="lr-tb"/>
    </style:style>
    <style:style style:name="Tabelle5.A" style:family="table-column">
      <style:table-column-properties style:column-width="1.101cm" style:rel-column-width="4674*"/>
    </style:style>
    <style:style style:name="Tabelle5.B" style:family="table-column">
      <style:table-column-properties style:column-width="5.343cm" style:rel-column-width="22691*"/>
    </style:style>
    <style:style style:name="Tabelle5.C" style:family="table-column">
      <style:table-column-properties style:column-width="8.987cm" style:rel-column-width="38170*"/>
    </style:style>
    <style:style style:name="Tabelle5.1" style:family="table-row">
      <style:table-row-properties style:keep-together="true" fo:keep-together="auto"/>
    </style:style>
    <style:style style:name="Tabelle5.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5.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5.A2" style:family="table-cell" style:data-style-name="N0">
      <style:table-cell-properties style:vertical-align="top" fo:padding="0.097cm" fo:border-left="0.002cm solid #000000" fo:border-right="none" fo:border-top="none" fo:border-bottom="0.002cm solid #000000" style:writing-mode="lr-tb"/>
    </style:style>
    <style:style style:name="Tabelle5.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5.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4" style:family="table">
      <style:table-properties style:width="15.431cm" fo:margin-left="1.139cm" fo:margin-right="1.129cm" table:align="margins" fo:keep-with-next="always" style:writing-mode="lr-tb"/>
    </style:style>
    <style:style style:name="Tabelle4.A" style:family="table-column">
      <style:table-column-properties style:column-width="1.101cm" style:rel-column-width="4674*"/>
    </style:style>
    <style:style style:name="Tabelle4.B" style:family="table-column">
      <style:table-column-properties style:column-width="5.343cm" style:rel-column-width="22691*"/>
    </style:style>
    <style:style style:name="Tabelle4.C" style:family="table-column">
      <style:table-column-properties style:column-width="8.987cm" style:rel-column-width="38170*"/>
    </style:style>
    <style:style style:name="Tabelle4.1" style:family="table-row">
      <style:table-row-properties style:keep-together="true" fo:keep-together="auto"/>
    </style:style>
    <style:style style:name="Tabelle4.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4.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4.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4.A2" style:family="table-cell" style:data-style-name="N0">
      <style:table-cell-properties style:vertical-align="top" fo:padding="0.097cm" fo:border-left="0.002cm solid #000000" fo:border-right="none" fo:border-top="none" fo:border-bottom="0.002cm solid #000000" style:writing-mode="lr-tb"/>
    </style:style>
    <style:style style:name="Tabelle4.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4.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9" style:family="table">
      <style:table-properties style:width="15.431cm" fo:margin-left="1.139cm" fo:margin-right="1.129cm" table:align="margins" fo:keep-with-next="always" style:writing-mode="lr-tb"/>
    </style:style>
    <style:style style:name="Tabelle9.A" style:family="table-column">
      <style:table-column-properties style:column-width="1.101cm" style:rel-column-width="4674*"/>
    </style:style>
    <style:style style:name="Tabelle9.B" style:family="table-column">
      <style:table-column-properties style:column-width="5.343cm" style:rel-column-width="22691*"/>
    </style:style>
    <style:style style:name="Tabelle9.C" style:family="table-column">
      <style:table-column-properties style:column-width="8.987cm" style:rel-column-width="38170*"/>
    </style:style>
    <style:style style:name="Tabelle9.1" style:family="table-row">
      <style:table-row-properties style:keep-together="true" fo:keep-together="auto"/>
    </style:style>
    <style:style style:name="Tabelle9.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9.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9.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9.A2" style:family="table-cell" style:data-style-name="N0">
      <style:table-cell-properties style:vertical-align="top" fo:padding="0.097cm" fo:border-left="0.002cm solid #000000" fo:border-right="none" fo:border-top="none" fo:border-bottom="0.002cm solid #000000" style:writing-mode="lr-tb"/>
    </style:style>
    <style:style style:name="Tabelle9.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9.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0" style:family="table">
      <style:table-properties style:width="15.431cm" fo:margin-left="1.139cm" fo:margin-right="1.129cm" table:align="margins" fo:keep-with-next="always" style:writing-mode="lr-tb"/>
    </style:style>
    <style:style style:name="Tabelle10.A" style:family="table-column">
      <style:table-column-properties style:column-width="1.101cm" style:rel-column-width="4674*"/>
    </style:style>
    <style:style style:name="Tabelle10.B" style:family="table-column">
      <style:table-column-properties style:column-width="5.343cm" style:rel-column-width="22691*"/>
    </style:style>
    <style:style style:name="Tabelle10.C" style:family="table-column">
      <style:table-column-properties style:column-width="8.987cm" style:rel-column-width="38170*"/>
    </style:style>
    <style:style style:name="Tabelle10.1" style:family="table-row">
      <style:table-row-properties style:keep-together="true" fo:keep-together="auto"/>
    </style:style>
    <style:style style:name="Tabelle10.A1" style:family="table-cell" style:data-style-name="N0">
      <style:table-cell-properties style:vertical-align="top" fo:padding="0.097cm" fo:border-left="0.002cm solid #000000" fo:border-right="none" fo:border-top="0.002cm solid #000000" fo:border-bottom="0.002cm solid #000000" style:writing-mode="lr-tb"/>
    </style:style>
    <style:style style:name="Tabelle10.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10.C1" style:family="table-cell">
      <style:table-cell-properties style:vertical-align="top" fo:padding-left="0.018cm" fo:padding-right="0.018cm" fo:padding-top="0cm" fo:padding-bottom="0cm" fo:border="0.002cm solid #000000" style:writing-mode="lr-tb"/>
    </style:style>
    <style:style style:name="Tabelle11" style:family="table">
      <style:table-properties style:width="15.431cm" fo:margin-left="1.139cm" fo:margin-right="1.129cm" table:align="margins" fo:keep-with-next="always" style:writing-mode="lr-tb"/>
    </style:style>
    <style:style style:name="Tabelle11.A" style:family="table-column">
      <style:table-column-properties style:column-width="1.101cm" style:rel-column-width="4674*"/>
    </style:style>
    <style:style style:name="Tabelle11.B" style:family="table-column">
      <style:table-column-properties style:column-width="5.343cm" style:rel-column-width="22691*"/>
    </style:style>
    <style:style style:name="Tabelle11.C" style:family="table-column">
      <style:table-column-properties style:column-width="8.987cm" style:rel-column-width="38170*"/>
    </style:style>
    <style:style style:name="Tabelle11.1" style:family="table-row">
      <style:table-row-properties style:keep-together="true" fo:keep-together="auto"/>
    </style:style>
    <style:style style:name="Tabelle11.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11.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11.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11.A2" style:family="table-cell" style:data-style-name="N0">
      <style:table-cell-properties style:vertical-align="top" fo:padding="0.097cm" fo:border-left="0.002cm solid #000000" fo:border-right="none" fo:border-top="none" fo:border-bottom="0.002cm solid #000000" style:writing-mode="lr-tb"/>
    </style:style>
    <style:style style:name="Tabelle11.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11.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2" style:family="table">
      <style:table-properties style:width="15.431cm" fo:margin-left="1.139cm" fo:margin-right="1.129cm" table:align="margins" fo:keep-with-next="always" style:writing-mode="lr-tb"/>
    </style:style>
    <style:style style:name="Tabelle12.A" style:family="table-column">
      <style:table-column-properties style:column-width="1.101cm" style:rel-column-width="4674*"/>
    </style:style>
    <style:style style:name="Tabelle12.B" style:family="table-column">
      <style:table-column-properties style:column-width="5.343cm" style:rel-column-width="22691*"/>
    </style:style>
    <style:style style:name="Tabelle12.C" style:family="table-column">
      <style:table-column-properties style:column-width="8.987cm" style:rel-column-width="38170*"/>
    </style:style>
    <style:style style:name="Tabelle12.1" style:family="table-row">
      <style:table-row-properties style:keep-together="true" fo:keep-together="auto"/>
    </style:style>
    <style:style style:name="Tabelle12.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12.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12.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12.A2" style:family="table-cell" style:data-style-name="N0">
      <style:table-cell-properties style:vertical-align="top" fo:padding="0.097cm" fo:border-left="0.002cm solid #000000" fo:border-right="none" fo:border-top="none" fo:border-bottom="0.002cm solid #000000" style:writing-mode="lr-tb"/>
    </style:style>
    <style:style style:name="Tabelle12.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12.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3" style:family="table">
      <style:table-properties style:width="15.431cm" fo:margin-left="1.139cm" fo:margin-right="1.129cm" table:align="margins" fo:keep-with-next="always" style:writing-mode="lr-tb"/>
    </style:style>
    <style:style style:name="Tabelle13.A" style:family="table-column">
      <style:table-column-properties style:column-width="1.101cm" style:rel-column-width="4674*"/>
    </style:style>
    <style:style style:name="Tabelle13.B" style:family="table-column">
      <style:table-column-properties style:column-width="5.343cm" style:rel-column-width="22691*"/>
    </style:style>
    <style:style style:name="Tabelle13.C" style:family="table-column">
      <style:table-column-properties style:column-width="8.987cm" style:rel-column-width="38170*"/>
    </style:style>
    <style:style style:name="Tabelle13.1" style:family="table-row">
      <style:table-row-properties style:keep-together="true" fo:keep-together="auto"/>
    </style:style>
    <style:style style:name="Tabelle13.A1" style:family="table-cell" style:data-style-name="N0">
      <style:table-cell-properties style:vertical-align="top" fo:padding="0.097cm" fo:border-left="0.002cm solid #000000" fo:border-right="none" fo:border-top="0.002cm solid #000000" fo:border-bottom="0.002cm solid #000000" style:writing-mode="lr-tb"/>
    </style:style>
    <style:style style:name="Tabelle13.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13.C1" style:family="table-cell">
      <style:table-cell-properties style:vertical-align="top" fo:padding-left="0.018cm" fo:padding-right="0.018cm" fo:padding-top="0cm" fo:padding-bottom="0cm" fo:border="0.002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3pt" fo:language="zxx" fo:country="none" style:font-size-asian="13pt" style:language-asian="zxx" style:country-asian="none" style:font-size-complex="13pt"/>
    </style:style>
    <style:style style:name="P2" style:family="paragraph" style:parent-style-name="Header">
      <style:paragraph-properties style:snap-to-layout-grid="false"/>
      <style:text-properties fo:font-size="13pt" fo:language="zxx" fo:country="none" style:font-size-asian="13pt" style:language-asian="zxx" style:country-asian="none" style:font-size-complex="13pt"/>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text-properties fo:font-size="13pt" style:font-size-asian="13pt" style:font-size-complex="13pt"/>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paragraph-properties>
    </style:style>
    <style:style style:name="P14" style:family="paragraph" style:parent-style-name="Standard">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start" style:justify-single-word="false" style:snap-to-layout-grid="false"/>
      <style:text-properties fo:font-size="11pt" style:font-size-asian="11pt" style:font-size-complex="11pt"/>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paragraph-properties fo:text-align="justify" style:justify-single-word="false">
        <style:tab-stops/>
      </style:paragraph-properties>
      <style:text-properties fo:font-style="normal" style:font-style-asian="normal" style:font-style-complex="normal"/>
    </style:style>
    <style:style style:name="P19"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cm" fo:margin-right="0cm" fo:text-indent="0.046cm" style:auto-text-indent="false" style:snap-to-layout-grid="false"/>
    </style:style>
    <style:style style:name="P21" style:family="paragraph" style:parent-style-name="Standard">
      <style:paragraph-properties fo:margin-left="3.44cm" fo:margin-right="0cm" fo:text-align="justify" style:justify-single-word="false" fo:text-indent="-3.466cm" style:auto-text-indent="false">
        <style:tab-stops/>
      </style:paragraph-properties>
    </style:style>
    <style:style style:name="P22" style:family="paragraph" style:parent-style-name="Standard">
      <style:paragraph-properties fo:margin-left="3.44cm" fo:margin-right="0cm" fo:text-align="justify" style:justify-single-word="false" fo:text-indent="-3.466cm" style:auto-text-indent="false">
        <style:tab-stops/>
      </style:paragraph-properties>
      <style:text-properties fo:font-style="normal" style:font-style-asian="normal" style:font-style-complex="normal"/>
    </style:style>
    <style:style style:name="P23" style:family="paragraph" style:parent-style-name="Standard">
      <style:paragraph-properties fo:margin-left="0cm" fo:margin-right="0cm" fo:text-align="justify" style:justify-single-word="false" fo:text-indent="0cm" style:auto-text-indent="false">
        <style:tab-stops/>
      </style:paragraph-properties>
    </style:style>
    <style:style style:name="P24" style:family="paragraph" style:parent-style-name="Standard">
      <style:paragraph-properties fo:margin-left="0cm" fo:margin-right="0cm" fo:text-align="justify" style:justify-single-word="false" fo:text-indent="0cm" style:auto-text-indent="false">
        <style:tab-stops/>
      </style:paragraph-properties>
      <style:text-properties fo:font-size="12pt" style:font-size-asian="12pt" style:font-size-complex="12pt"/>
    </style:style>
    <style:style style:name="P25" style:family="paragraph" style:parent-style-name="Standard">
      <style:paragraph-properties fo:margin-left="0cm" fo:margin-right="0cm" fo:text-align="justify" style:justify-single-word="false" fo:text-indent="0cm" style:auto-text-indent="false">
        <style:tab-stops/>
      </style:paragraph-properties>
      <style:text-properties fo:font-size="12pt" fo:font-style="normal" style:font-size-asian="12pt" style:font-style-asian="normal" style:font-size-complex="12pt" style:font-style-complex="normal"/>
    </style:style>
    <style:style style:name="P26"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27" style:family="paragraph" style:parent-style-name="Table">
      <style:paragraph-properties fo:margin-left="0cm" fo:margin-right="0cm" fo:text-align="justify" style:justify-single-word="false" fo:text-indent="0cm" style:auto-text-indent="false"/>
    </style:style>
    <style:style style:name="P28" style:family="paragraph" style:parent-style-name="Standard">
      <style:paragraph-properties fo:margin-top="0cm" fo:margin-bottom="0.31cm" fo:text-align="justify" style:justify-single-word="false"/>
    </style:style>
    <style:style style:name="P29" style:family="paragraph" style:parent-style-name="Standard">
      <style:paragraph-properties fo:margin-top="0cm" fo:margin-bottom="0.31cm" fo:text-align="justify" style:justify-single-word="false"/>
      <style:text-properties fo:font-size="12pt" style:font-size-asian="12pt" style:font-size-complex="12pt"/>
    </style:style>
    <style:style style:name="P30" style:family="paragraph" style:parent-style-name="Table_20_Contents_20__28_user_29_">
      <style:paragraph-properties fo:text-align="center" style:justify-single-word="false" style:snap-to-layout-grid="false"/>
    </style:style>
    <style:style style:name="P31" style:family="paragraph" style:parent-style-name="Table_20_Contents_20__28_user_29_">
      <style:paragraph-properties fo:text-align="start" style:justify-single-word="false" style:snap-to-layout-grid="false"/>
    </style:style>
    <style:style style:name="P32" style:family="paragraph" style:parent-style-name="Table_20_Contents_20__28_user_29_">
      <style:paragraph-properties fo:text-align="start" style:justify-single-word="false" style:snap-to-layout-grid="false"/>
      <style:text-properties fo:font-size="11pt" style:font-size-asian="11pt" style:font-size-complex="11pt"/>
    </style:style>
    <style:style style:name="P33" style:family="paragraph" style:parent-style-name="Table">
      <style:paragraph-properties fo:margin-left="1.111cm" fo:margin-right="0cm" fo:text-indent="0cm" style:auto-text-indent="false"/>
    </style:style>
    <style:style style:name="P34" style:family="paragraph" style:parent-style-name="Table">
      <style:paragraph-properties fo:margin-left="1.348cm" fo:margin-right="0cm" fo:text-indent="0cm" style:auto-text-indent="false"/>
    </style:style>
    <style:style style:name="P35" style:family="paragraph" style:parent-style-name="Standard">
      <style:paragraph-properties fo:margin-left="-0.026cm" fo:margin-right="0cm" fo:text-align="justify" style:justify-single-word="false" fo:text-indent="0cm" style:auto-text-indent="false">
        <style:tab-stops/>
      </style:paragraph-properties>
    </style:style>
    <style:style style:name="P36" style:family="paragraph" style:parent-style-name="Standard">
      <style:paragraph-properties fo:margin-left="0cm" fo:margin-right="0cm" fo:text-align="justify" style:justify-single-word="false" fo:text-indent="-3.466cm" style:auto-text-indent="false">
        <style:tab-stops/>
      </style:paragraph-properties>
    </style:style>
    <style:style style:name="P37" style:family="paragraph" style:parent-style-name="Table_20_Contents_20__28_user_29_">
      <style:paragraph-properties fo:margin-left="0.113cm" fo:margin-right="0.034cm" fo:text-align="center" style:justify-single-word="false" fo:text-indent="0cm" style:auto-text-indent="false" style:snap-to-layout-grid="false"/>
    </style:style>
    <style:style style:name="P38" style:family="paragraph" style:parent-style-name="Table_20_Contents_20__28_user_29_">
      <style:paragraph-properties fo:margin-left="0.007cm" fo:margin-right="-0.018cm" fo:text-align="center" style:justify-single-word="false" fo:text-indent="0cm" style:auto-text-indent="false" style:snap-to-layout-grid="false"/>
    </style:style>
    <style:style style:name="P39" style:family="paragraph" style:parent-style-name="Table_20_Contents_20__28_user_29_">
      <style:paragraph-properties fo:margin-left="0.062cm" fo:margin-right="-0.018cm" fo:text-align="center" style:justify-single-word="false" fo:text-indent="0cm" style:auto-text-indent="false" style:snap-to-layout-grid="false"/>
    </style:style>
    <style:style style:name="P40" style:family="paragraph" style:parent-style-name="Table_20_Contents_20__28_user_29_">
      <style:paragraph-properties fo:margin-left="0cm" fo:margin-right="0.053cm" fo:text-align="center" style:justify-single-word="false" fo:text-indent="0cm" style:auto-text-indent="false" style:snap-to-layout-grid="false"/>
    </style:style>
    <style:style style:name="P41" style:family="paragraph" style:parent-style-name="Table_20_Contents_20__28_user_29_">
      <style:paragraph-properties fo:margin-left="0cm" fo:margin-right="0.053cm" fo:text-align="center" style:justify-single-word="false" fo:text-indent="0cm" style:auto-text-indent="false" style:snap-to-layout-grid="false"/>
      <style:text-properties fo:font-size="11pt" style:font-size-asian="11pt" style:font-size-complex="11pt"/>
    </style:style>
    <style:style style:name="P42" style:family="paragraph" style:parent-style-name="Table_20_Contents_20__28_user_29_">
      <style:paragraph-properties fo:margin-left="0cm" fo:margin-right="0.053cm" fo:text-align="center" style:justify-single-word="false" fo:text-indent="0cm" style:auto-text-indent="false" style:snap-to-layout-grid="false"/>
      <style:text-properties fo:font-style="normal" style:font-style-asian="normal" style:font-style-complex="normal"/>
    </style:style>
    <style:style style:name="P43" style:family="paragraph" style:parent-style-name="Standard">
      <style:paragraph-properties fo:margin-left="1.362cm" fo:margin-right="0cm" fo:text-indent="0cm" style:auto-text-indent="false"/>
    </style:style>
    <style:style style:name="P44" style:family="paragraph" style:parent-style-name="Standard">
      <style:paragraph-properties fo:margin-left="1.362cm" fo:margin-right="0cm" fo:text-align="justify" style:justify-single-word="false" fo:text-indent="0cm" style:auto-text-indent="false"/>
    </style:style>
    <style:style style:name="P45"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6"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7"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48" style:family="paragraph" style:parent-style-name="Standard" style:list-style-name="L1">
      <style:paragraph-properties fo:text-align="justify" style:justify-single-word="false">
        <style:tab-stops>
          <style:tab-stop style:position="4.738cm"/>
        </style:tab-stops>
      </style:paragraph-properties>
    </style:style>
    <style:style style:name="P49" style:family="paragraph" style:parent-style-name="Standard" style:list-style-name="L2">
      <style:paragraph-properties fo:text-align="justify" style:justify-single-word="false"/>
    </style:style>
    <style:style style:name="P50" style:family="paragraph" style:parent-style-name="Standard" style:list-style-name="L3">
      <style:paragraph-properties fo:text-align="justify" style:justify-single-word="false">
        <style:tab-stops/>
      </style:paragraph-properties>
    </style:style>
    <style:style style:name="P51" style:family="paragraph" style:parent-style-name="Standard" style:list-style-name="L5">
      <style:paragraph-properties fo:text-align="justify" style:justify-single-word="false">
        <style:tab-stops/>
      </style:paragraph-properties>
    </style:style>
    <style:style style:name="P52" style:family="paragraph" style:parent-style-name="Standard" style:list-style-name="L13">
      <style:paragraph-properties fo:text-align="justify" style:justify-single-word="false" style:snap-to-layout-grid="false">
        <style:tab-stops/>
      </style:paragraph-properties>
    </style:style>
    <style:style style:name="P53" style:family="paragraph" style:parent-style-name="Standard" style:list-style-name="L14">
      <style:paragraph-properties fo:text-align="justify" style:justify-single-word="false" style:snap-to-layout-grid="false">
        <style:tab-stops/>
      </style:paragraph-properties>
    </style:style>
    <style:style style:name="P54" style:family="paragraph" style:parent-style-name="Standard" style:list-style-name="L5">
      <style:paragraph-properties fo:text-align="justify" style:justify-single-word="false">
        <style:tab-stops/>
      </style:paragraph-properties>
      <style:text-properties fo:font-style="normal" style:font-style-asian="normal" style:font-style-complex="normal"/>
    </style:style>
    <style:style style:name="P55" style:family="paragraph" style:parent-style-name="Standard" style:list-style-name="L9">
      <style:paragraph-properties fo:text-align="start"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6" style:family="paragraph" style:parent-style-name="Standard" style:list-style-name="L14">
      <style:paragraph-properties fo:text-align="justify"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7" style:family="paragraph" style:parent-style-name="Standard" style:list-style-name="L15">
      <style:paragraph-properties fo:text-align="justify"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8" style:family="paragraph" style:parent-style-name="Standard">
      <style:paragraph-properties style:snap-to-layout-grid="false"/>
    </style:style>
    <style:style style:name="P59" style:family="paragraph" style:parent-style-name="Standard">
      <style:paragraph-properties fo:text-align="start" style:justify-single-word="false" style:snap-to-layout-grid="false"/>
    </style:style>
    <style:style style:name="P60" style:family="paragraph" style:parent-style-name="Standard" style:master-page-name="First_20_Page">
      <style:paragraph-properties style:page-number="1"/>
    </style:style>
    <style:style style:name="P61" style:family="paragraph" style:parent-style-name="Standard" style:list-style-name="L6">
      <style:paragraph-properties fo:margin-left="0.427cm" fo:margin-right="0.009cm" fo:text-align="justify" style:justify-single-word="false" fo:text-indent="-0.288cm" style:auto-text-indent="false">
        <style:tab-stops>
          <style:tab-stop style:position="1.494cm"/>
        </style:tab-stops>
      </style:paragraph-properties>
      <style:text-properties fo:font-size="11pt" fo:font-style="normal" style:font-size-asian="11pt" style:font-style-asian="normal" style:font-size-complex="11pt" style:font-style-complex="normal"/>
    </style:style>
    <style:style style:name="P62" style:family="paragraph" style:parent-style-name="Standard" style:list-style-name="L6">
      <style:paragraph-properties fo:margin-left="0.427cm" fo:margin-right="0.009cm" fo:text-align="justify" style:justify-single-word="false" fo:text-indent="-0.288cm" style:auto-text-indent="false" style:snap-to-layout-grid="false">
        <style:tab-stops>
          <style:tab-stop style:position="1.494cm"/>
        </style:tab-stops>
      </style:paragraph-properties>
      <style:text-properties fo:font-size="11pt" fo:font-style="normal" style:font-size-asian="11pt" style:font-style-asian="normal" style:font-size-complex="11pt" style:font-style-complex="normal"/>
    </style:style>
    <style:style style:name="P63" style:family="paragraph" style:parent-style-name="Standard" style:list-style-name="L6">
      <style:paragraph-properties fo:margin-left="0.139cm" fo:margin-right="0.009cm" fo:text-align="justify" style:justify-single-word="false" fo:text-indent="0cm" style:auto-text-indent="false">
        <style:tab-stops>
          <style:tab-stop style:position="1.362cm"/>
        </style:tab-stops>
      </style:paragraph-properties>
      <style:text-properties fo:font-size="11pt" fo:font-style="normal" style:font-size-asian="11pt" style:font-style-asian="normal" style:font-size-complex="11pt" style:font-style-complex="normal"/>
    </style:style>
    <style:style style:name="P64" style:family="paragraph" style:parent-style-name="Standard" style:list-style-name="L6">
      <style:paragraph-properties fo:margin-left="0.166cm" fo:margin-right="0.009cm" fo:text-align="justify" style:justify-single-word="false" fo:text-indent="0cm" style:auto-text-indent="false">
        <style:tab-stops>
          <style:tab-stop style:position="1.362cm"/>
        </style:tab-stops>
      </style:paragraph-properties>
      <style:text-properties fo:font-size="11pt" fo:font-style="normal" style:font-size-asian="11pt" style:font-style-asian="normal" style:font-size-complex="11pt" style:font-style-complex="normal"/>
    </style:style>
    <style:style style:name="P65" style:family="paragraph" style:parent-style-name="Standard" style:list-style-name="L8">
      <style:paragraph-properties fo:margin-left="0.113cm" fo:margin-right="0.009cm" fo:text-align="justify"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6" style:family="paragraph" style:parent-style-name="Standard" style:list-style-name="L11">
      <style:paragraph-properties fo:margin-left="0.113cm" fo:margin-right="0.009cm" fo:text-align="justify"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7" style:family="paragraph" style:parent-style-name="Standard" style:list-style-name="L8">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8" style:family="paragraph" style:parent-style-name="Standard" style:list-style-name="L11">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9" style:family="paragraph" style:parent-style-name="Standard" style:list-style-name="L13">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70" style:family="paragraph" style:parent-style-name="Standard" style:list-style-name="L13">
      <style:paragraph-properties fo:margin-left="0.086cm" fo:margin-right="0.009cm" fo:text-align="start" style:justify-single-word="false" fo:text-indent="0cm" style:auto-text-indent="false">
        <style:tab-stops/>
      </style:paragraph-properties>
    </style:style>
    <style:style style:name="P71" style:family="paragraph" style:parent-style-name="Standard" style:list-style-name="L13">
      <style:paragraph-properties fo:margin-left="0.086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72" style:family="paragraph" style:parent-style-name="Heading_20_1">
      <style:paragraph-properties fo:text-align="justify" style:justify-single-word="false"/>
    </style:style>
    <style:style style:name="P73" style:family="paragraph" style:parent-style-name="Heading_20_1">
      <style:paragraph-properties fo:break-before="page"/>
    </style:style>
    <style:style style:name="P74" style:family="paragraph" style:parent-style-name="Heading_20_2">
      <style:paragraph-properties fo:text-align="justify" style:justify-single-word="false"/>
    </style:style>
    <style:style style:name="P75" style:family="paragraph" style:parent-style-name="Heading_20_2">
      <style:paragraph-properties fo:margin-left="3.44cm" fo:margin-right="0cm" fo:text-align="justify" style:justify-single-word="false" fo:text-indent="-3.466cm" style:auto-text-indent="false">
        <style:tab-stops/>
      </style:paragraph-properties>
    </style:style>
    <style:style style:name="P76" style:family="paragraph" style:parent-style-name="Heading_20_2">
      <style:paragraph-properties fo:text-align="justify" style:justify-single-word="false" fo:break-before="page"/>
    </style:style>
    <style:style style:name="P77" style:family="paragraph" style:parent-style-name="Table_20_Contents_20__28_user_29_" style:list-style-name="L4">
      <style:paragraph-properties fo:text-align="start" style:justify-single-word="false" style:snap-to-layout-grid="false"/>
      <style:text-properties fo:font-size="11pt" style:font-size-asian="11pt" style:font-size-complex="11pt"/>
    </style:style>
    <style:style style:name="P78" style:family="paragraph" style:parent-style-name="Table_20_Contents_20__28_user_29_" style:list-style-name="L6">
      <style:paragraph-properties fo:text-align="start" style:justify-single-word="false" style:snap-to-layout-grid="false"/>
      <style:text-properties fo:font-size="11pt" style:font-size-asian="11pt" style:font-size-complex="11pt"/>
    </style:style>
    <style:style style:name="P79" style:family="paragraph" style:parent-style-name="Table_20_Contents_20__28_user_29_" style:list-style-name="L7">
      <style:paragraph-properties fo:text-align="start" style:justify-single-word="false" style:snap-to-layout-grid="false"/>
      <style:text-properties fo:font-size="11pt" style:font-size-asian="11pt" style:font-size-complex="11pt"/>
    </style:style>
    <style:style style:name="P80" style:family="paragraph" style:parent-style-name="Table_20_Contents_20__28_user_29_" style:list-style-name="L6">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1" style:family="paragraph" style:parent-style-name="Table_20_Contents_20__28_user_29_" style:list-style-name="L7">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2" style:family="paragraph" style:parent-style-name="Table_20_Contents_20__28_user_29_" style:list-style-name="L4">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3" style:family="paragraph" style:parent-style-name="Table_20_Contents_20__28_user_29_" style:list-style-name="L8">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4" style:family="paragraph" style:parent-style-name="Table_20_Contents_20__28_user_29_" style:list-style-name="L9">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5" style:family="paragraph" style:parent-style-name="Table_20_Contents_20__28_user_29_" style:list-style-name="L10">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6" style:family="paragraph" style:parent-style-name="Table_20_Contents_20__28_user_29_" style:list-style-name="L11">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7" style:family="paragraph" style:parent-style-name="Table_20_Contents_20__28_user_29_" style:list-style-name="L12">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8" style:family="paragraph" style:parent-style-name="Table_20_Contents_20__28_user_29_" style:list-style-name="L6">
      <style:paragraph-properties fo:text-align="start" style:justify-single-word="false" style:snap-to-layout-grid="false"/>
    </style:style>
    <style:style style:name="P89" style:family="paragraph" style:parent-style-name="Table_20_Contents_20__28_user_29_" style:list-style-name="L7">
      <style:paragraph-properties fo:text-align="start" style:justify-single-word="false" style:snap-to-layout-grid="false"/>
    </style:style>
    <style:style style:name="P90" style:family="paragraph" style:parent-style-name="Table_20_Contents_20__28_user_29_" style:list-style-name="L4">
      <style:paragraph-properties fo:text-align="start" style:justify-single-word="false" style:snap-to-layout-grid="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T7" style:family="text">
      <style:text-properties fo:font-size="11pt" style:font-size-asian="11pt" style:font-size-complex="11pt"/>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fo:color="#000000"/>
    </style:style>
    <style:style style:name="T11" style:family="text">
      <style:text-properties fo:font-size="12pt" style:font-size-asian="12p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Ergebnisvalidierung<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9"><text:span text:style-name="T4">Datum</text:span><text:tab/><text:modification-date style:data-style-name="N36">17.06.2010</text:modification-date></text:p>
      <text:p text:style-name="P19"><text:span text:style-name="T4">Quelle</text:span><text:tab/>Dokumente → 04_Test → 04.01_Testspezifikation</text:p>
      <text:p text:style-name="P19"><text:span text:style-name="T4">Autor</text:span><text:tab/>Felix Geber</text:p>
      <text:p text:style-name="P19"><text:span text:style-name="T4">Version</text:span><text:tab/><text:reference-mark-start text:name="Version"/><text:span text:style-name="Version_20_Char">1.0</text:span><text:reference-mark-end text:name="Version"/></text:p>
      <text:p text:style-name="P19"><text:span text:style-name="T4">Status</text:span><text:tab/>freigegeben</text:p>
      <text:p text:style-name="P19"/>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0">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31.05.2010</text:p>
          </table:table-cell>
          <table:table-cell table:style-name="Tabelle1.A2" office:value-type="float" office:value="0">
            <text:p text:style-name="P8">Felix Geber</text:p>
          </table:table-cell>
          <table:table-cell table:style-name="Tabelle1.D2" office:value-type="float" office:value="0">
            <text:p text:style-name="P8">Initialisierung der Testspezifikation; Anlegen von Testfall 1 bis Testfall 6</text:p>
          </table:table-cell>
        </table:table-row>
        <table:table-row table:style-name="Tabelle1.1">
          <table:table-cell table:style-name="Tabelle1.A3" office:value-type="float" office:value="0">
            <text:p text:style-name="P8">0.1</text:p>
          </table:table-cell>
          <table:table-cell table:style-name="Tabelle1.A3" office:value-type="float" office:value="0">
            <text:p text:style-name="P11">14.06.2010</text:p>
          </table:table-cell>
          <table:table-cell table:style-name="Tabelle1.A3" office:value-type="float" office:value="0">
            <text:p text:style-name="P8">Felix Geber</text:p>
          </table:table-cell>
          <table:table-cell table:style-name="Tabelle1.D3" office:value-type="float" office:value="0">
            <text:p text:style-name="P8">Anpassen an das Review von K. Dziembala vom 09.06.2010 → u.a. Ergänzungen zur Testweise in den Testskripts 5.4, 6.4, 7.4, 8.4, 9.4, 10.4; 10.5: Testen des Rücksetzens der Streckenbefehle mit den Werten <text:span text:style-name="T8">{0:15:255,0:15:255,0:15:255,0:15:255} statt {0:5:255,0:5:255,0:5:255,0:5:255}</text:span></text:p>
          </table:table-cell>
        </table:table-row>
        <table:table-row table:style-name="Tabelle1.1">
          <table:table-cell table:style-name="Tabelle1.A3" office:value-type="float" office:value="0">
            <text:p text:style-name="P8">1.0</text:p>
          </table:table-cell>
          <table:table-cell table:style-name="Tabelle1.A3" office:value-type="float" office:value="0">
            <text:p text:style-name="P11">17.06.2010</text:p>
          </table:table-cell>
          <table:table-cell table:style-name="Tabelle1.A3" office:value-type="float" office:value="0">
            <text:p text:style-name="P8">Kai Dziembala</text:p>
          </table:table-cell>
          <table:table-cell table:style-name="Tabelle1.D3" office:value-type="float" office:value="0">
            <text:p text:style-name="P8">Freigabe der Testspezifikation 'Ergebnisvalidierung'</text:p>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5">1 <text:s/>Historie<text:tab/>2</text:p>
          <text:p text:style-name="P45">2 <text:s/>Inhaltsverzeichnis<text:tab/>3</text:p>
          <text:p text:style-name="P45">3 <text:s/>Identifikation des Testobjekts<text:tab/>5</text:p>
          <text:p text:style-name="P45">4 <text:s/>Testziele<text:tab/>6</text:p>
          <text:p text:style-name="P45">5 Testfall 1 „Kommunikationsprüfung mit RS232- und SSC-Treiber“<text:tab/>7</text:p>
          <text:p text:style-name="P46">5.1 <text:s/>Identifikation des Testobjektes<text:tab/>7</text:p>
          <text:p text:style-name="P46">5.2 <text:s/>Test-Identifikation<text:tab/>7</text:p>
          <text:p text:style-name="P46">5.3 <text:s/>Testfallbeschreibung<text:tab/>7</text:p>
          <text:p text:style-name="P46">5.4 <text:s/>Testskript<text:tab/>7</text:p>
          <text:p text:style-name="P46">5.5 <text:s/>Testreferenz<text:tab/>8</text:p>
          <text:p text:style-name="P46">5.6 <text:s/>Test-Protokoll<text:tab/>10</text:p>
          <text:p text:style-name="P45">6 <text:s/>Testfall 2 „Prüfung des internen Streckenbefehls“<text:tab/>11</text:p>
          <text:p text:style-name="P46">6.1 <text:s/>Identifikation des Testobjektes<text:tab/>11</text:p>
          <text:p text:style-name="P46">6.2 <text:s/>Test-Identifikation<text:tab/>11</text:p>
          <text:p text:style-name="P46">6.3 <text:s/>Testfallbeschreibung<text:tab/>11</text:p>
          <text:p text:style-name="P46">6.4 <text:s/>Testskript<text:tab/>11</text:p>
          <text:p text:style-name="P46">6.5 <text:s/>Testreferenz<text:tab/>12</text:p>
          <text:p text:style-name="P46">6.6 <text:s/>Test-Protokoll<text:tab/>13</text:p>
          <text:p text:style-name="P45">7 <text:s/>Testfall 3 „Prüfung des externen Streckenbefehls“<text:tab/>14</text:p>
          <text:p text:style-name="P46">7.1 <text:s/>Identifikation des Testobjektes<text:tab/>14</text:p>
          <text:p text:style-name="P46">7.2 <text:s/>Test-Identifikation<text:tab/>14</text:p>
          <text:p text:style-name="P46">7.3 <text:s/>Testfallbeschreibung<text:tab/>14</text:p>
          <text:p text:style-name="P46">7.4 <text:s/>Testskript<text:tab/>14</text:p>
          <text:p text:style-name="P46">7.5 <text:s/>Testreferenz<text:tab/>15</text:p>
          <text:p text:style-name="P46">7.6 <text:s/>Test-Protokoll<text:tab/>15</text:p>
          <text:p text:style-name="P45">8 <text:s/>Testfall 4 „Prüfung des Streckenbefehlvergleichs“<text:tab/>16</text:p>
          <text:p text:style-name="P46">8.1 <text:s/>Identifikation des Testobjektes<text:tab/>16</text:p>
          <text:p text:style-name="P46">8.2 <text:s/>Test-Identifikation<text:tab/>16</text:p>
          <text:p text:style-name="P46">8.3 <text:s/>Testfallbeschreibung<text:tab/>16</text:p>
          <text:p text:style-name="P46"><text:soft-page-break/>8.4 <text:s/>Testskript<text:tab/>16</text:p>
          <text:p text:style-name="P46">8.5 <text:s/>Testreferenz<text:tab/>18</text:p>
          <text:p text:style-name="P46">8.6 <text:s/>Test-Protokoll<text:tab/>19</text:p>
          <text:p text:style-name="P45">9 <text:s/>Testfall 5 „Prüfung des Sendevorgangs an den RS232-Treiber“<text:tab/>20</text:p>
          <text:p text:style-name="P46">9.1 <text:s/>Identifikation des Testobjektes<text:tab/>20</text:p>
          <text:p text:style-name="P46">9.2 <text:s/>Test-Identifikation<text:tab/>20</text:p>
          <text:p text:style-name="P46">9.3 <text:s/>Testfallbeschreibung<text:tab/>20</text:p>
          <text:p text:style-name="P46">9.4 <text:s/>Testskript<text:tab/>20</text:p>
          <text:p text:style-name="P46">9.5 <text:s/>Testreferenz<text:tab/>21</text:p>
          <text:p text:style-name="P46">9.6 <text:s/>Test-Protokoll<text:tab/>21</text:p>
          <text:p text:style-name="P45">10 <text:s/>Testfall 6 „Zurücksetzen der Variablen“<text:tab/>22</text:p>
          <text:p text:style-name="P46">10.1 <text:s/>Identifikation des Testobjektes<text:tab/>22</text:p>
          <text:p text:style-name="P46">10.2 <text:s/>Test-Identifikation<text:tab/>22</text:p>
          <text:p text:style-name="P46">10.3 <text:s/>Testfallbeschreibung<text:tab/>22</text:p>
          <text:p text:style-name="P46">10.4 <text:s/>Testskript<text:tab/>22</text:p>
          <text:p text:style-name="P46">10.5 <text:s/>Testreferenz<text:tab/>22</text:p>
          <text:p text:style-name="P46">10.6 <text:s/>Test-Protokoll<text:tab/>24</text:p>
          <text:p text:style-name="P45">11 <text:s/>Auswertung<text:tab/>25</text:p>
        </text:index-body>
      </text:table-of-content>
      <text:p text:style-name="P10"/>
      <text:h text:style-name="Heading_20_1" text:outline-level="1"><text:s/>Identifikation des Testobjekts</text:h>
      <text:p text:style-name="P12">Es wird der Programmcode zum Softwaremodul „Ergebnisvalidierung“ getestet:</text:p>
      <text:list xml:id="list43620099" text:style-name="L1">
        <text:list-item>
          <text:p text:style-name="P47">Ergebnisvlaidierung.c<text:tab/>(Version 2.0, <text:span text:style-name="T5">Repository</text:span>-Nr. 204)</text:p>
        </text:list-item>
        <text:list-item>
          <text:p text:style-name="P48">Ergebnisvlaidierung.h<text:tab/>(Version 1.0, <text:span text:style-name="T5">Repository</text:span>-Nr. 204)</text:p>
        </text:list-item>
      </text:list>
      <text:p text:style-name="P12">Die Ergebnisvalidierung (EV) hat die Aufgabe, die von der Anwendung erzeugten Streckenbefehle auf Korrektheit zu prüfen. Das Modul Ergebnisvalidierung befindet sich in der Sicherheitsschicht und steht in direkter Kommunikation mit fünf Modulen:</text:p>
      <text:list xml:id="list43626166" text:style-name="L2">
        <text:list-item>
          <text:p text:style-name="P49">Die EV bekommt die Streckenbefehle von der <text:span text:style-name="T3">Befehlsvalidierung (BV)</text:span>.</text:p>
        </text:list-item>
        <text:list-item>
          <text:p text:style-name="P49">Der <text:span text:style-name="T3">SSC-Treiber</text:span> vergleicht die Streckenbefehle der beiden Mikrocontroller miteinander. Das Ergebnis des Vergleichs wird der EV über den Shared-Memory mitgeteilt.</text:p>
        </text:list-item>
        <text:list-item>
          <text:p text:style-name="P49">Meldet der SSC-Treiber einen Fehler zurück, wird eine Meldung an das <text:span text:style-name="T3">Auditing-System (AS)</text:span> geschickt. Es werden ebenfalls Warnungen und Informationen an das AS gesandt.</text:p>
        </text:list-item>
        <text:list-item>
          <text:p text:style-name="P49">Bei einer Fehlermeldung wird weiterhin ein Not-Aus über den <text:span text:style-name="T3">Not-Aus-Treiber</text:span> ausgelöst.</text:p>
        </text:list-item>
        <text:list-item>
          <text:p text:style-name="P49">Meldet das Modul SSC-Treiber hingegen keinen Fehler zurück, werden die Streckenbefehle an den <text:span text:style-name="T3">RS232-Treiber</text:span> gesendet.</text:p>
        </text:list-item>
      </text:list>
      <text:p text:style-name="P12">Die EV wird von der Betriebsmittelverwaltung (BMV) initialisiert und die Methode <text:span text:style-name="T3">void</text:span> <text:span text:style-name="T3">workEV(void)</text:span> in einer Endlosschleife aufgerufen.</text:p>
      <text:p text:style-name="P12">In den folgenden Testfällen werden einige Variablen mit dem Wert 'X' gekennzeichnet. Hierbei verdeutlicht das 'X', dass der Zustand der Variable egal ist (z.B. bei einem Parameter des Typs boolean: TRUE oder FALSE).</text:p>
      <text:p text:style-name="P12"/>
      <text:p text:style-name="P12"/>
      <text:h text:style-name="P73" text:outline-level="1"><text:s/>Testziele</text:h>
      <text:p text:style-name="P12">Der Test des Software-Moduls 'Ergebnisvalidierung' soll sicherstellen, dass keine fehlerhaften Streckenbefehle an den RS232-Treiber gesandt werden. Die Kommunikation zwischen den anderen vier Modulen müssen ebenfalls geprüft werden. Genauer gesagt, muss geprüft werden, ob die EV die Streckenbefehle der Befehlsvalidierung bekommt. Weiterhin muss das Auditing-System Informationen, Warnungen und Fehler sicher zugeschickt bekommen. Die Kommunikation zwischen SSC-Treiber und EV muss sichergestellt und das Auslösen des Not-Aus-Signals muss über den Not-Aus-Treiber garantiert werden.</text:p>
      <text:p text:style-name="P12">Dies dient dem Gesamtziel, eine gemäß Pflichtenheft (Kapitel 6) fehlerfreie Fahraufgabe, also eine ohne das Erreichen unsicher Zustände, auszuführen.</text:p>
      <text:h text:style-name="Heading_20_1" text:outline-level="1">Testfall 1 „Kommunikationsprüfung mit RS232- und SSC-Treiber“</text:h>
      <text:h text:style-name="Heading_20_2" text:outline-level="2"><text:s/>Identifikation des Testobjektes</text:h>
      <text:p text:style-name="P12">siehe Kapitel 3</text:p>
      <text:p text:style-name="P12"/>
      <text:h text:style-name="P74" text:outline-level="2"><text:s/>Test-Identifikation</text:h>
      <text:p text:style-name="P21">Testname:<text:tab/>Test_Ergebnisvalidierung_Kommunikationsprüfung</text:p>
      <text:p text:style-name="P35">Verzeichnisse:</text:p>
      <text:p text:style-name="P21">Testskripts:<text:tab/>Google Code → Dokumente → 04_Tests → 04.02_Testskript → 04.02.03_Ergebnisvalidierung</text:p>
      <text:p text:style-name="P21">Testprotokolle:<text:tab/>Google Code → Dokumente → 04_Tests → 04.03_Testprotokolle → 04.03.03_Ergebnisvalidierung</text:p>
      <text:p text:style-name="P21"/>
      <text:h text:style-name="Heading_20_2" text:outline-level="2"><text:s/>Testfallbeschreibung</text:h>
      <text:p text:style-name="P12">Das Modul EV prüft beim Durchlauf der <text:span text:style-name="T3">void workEV(void)</text:span> zuerst, ob es Kommunikationsprobleme mit dem RS232-Treiber oder dem SSC-Treiber gab. Dies geschieht durch die Methode <text:span text:style-name="T3">static boolean checkForCommunicationErrors(void)</text:span>. Lag in den beiden Treiber-Modulen kein Fehler vor, wird FALSE zurückgegeben, anderenfalls TRUE.</text:p>
      <text:p text:style-name="P12">In diesem Testfall soll die Kommunikationsabfrage geprüft werden. Ziel ist es, eine 100%-ige Quellcode-Abdeckung zu realisieren.</text:p>
      <text:p text:style-name="P35"/>
      <text:h text:style-name="P74" text:outline-level="2"><text:s/>Testskript</text:h>
      <text:p text:style-name="P23">Der Quellcode der Methode <text:span text:style-name="T3">static boolean checkForCommunicationErrors(void)</text:span> besteht grundsätzlich aus zwei Kommunikationsüberprüfungen:</text:p>
      <text:list xml:id="list43613876" text:style-name="L3">
        <text:list-item>
          <text:p text:style-name="P50">Einerseits wird geprüft, ob der Fehleranteil des Shared-Memory vom RS232-Treiber bzw. vom SSC-Treiber zurückgesetzt wurde. Hat der RS232-Treiber oder der SSC-Treiber noch einen Fehler, wird eine Fehlermeldung an das Auditing-System AS geschickt, ein Not-Aus über den Not-Aus-Treiber eingeleitet und die Methode <text:span text:style-name="T3">static boolean checkForCommunicationErrors(void)</text:span> liefert ein TRUE zurück.</text:p>
        </text:list-item>
        <text:list-item>
          <text:p text:style-name="P50">Andererseits wird kontrolliert, ob beim letzten Modulaufruf der Streckenbefehl in den Shared-Memory zum RS232-Treiber bzw. SSC-Treiber geschrieben wurde. Es darf maximal dreimal zu keiner Streckenbefehlsschreibung in den Shared-Memory kommen. Wurde dreimal nacheinander nicht in diesen reingeschrieben und wird im aktuellen Methodendurchlauf der Streckenbefehl nicht resetet, <text:s text:c="2"/>wird ein Fehler an das Auditing-System gesendet, ein Not-Aus eingeleitet und TRUE zurückgegeben. Wurde hingegen nur ein- oder zweimal nicht in den Shared-Memory geschrieben, geht nur eine Warnung raus. Ist bei beiden Treibern der Zähler kleiner drei, wird die Methode <text:span text:style-name="T3">static boolean checkForCommunicationErrors(void) </text:span><text:span text:style-name="T6">mit dem Rückgabewert FALSE </text:span><text:soft-page-break/><text:span text:style-name="T6">verlassen. Wenn der Zähler Null ist, wird die komplette Bedingung umgangen. Nur wenn beide</text:span> Zähler (also der vom RS232-Treiber und vom SSC-Treiber) mit Null belegt sind, liefert <text:span text:style-name="T3">static boolean checkForCommunicationErrors(void) </text:span><text:span text:style-name="T6">ein FALSE zurück, ohne das Senden einer Nachricht.</text:span></text:p>
        </text:list-item>
      </text:list>
      <text:p text:style-name="P13">Bei der ersten Kommunikationsüberprüfung muss sichergestellt werden, dass die Nachricht mit dem richtigen Informationsgehalt an das Auditing-System AS geschickt, ein Not-Aus eingeleitet, und TRUE zurückgeliefert wird.</text:p>
      <text:p text:style-name="P13">In der zweiten Prüfung muss eine komplette Codeabdeckung erfolgen. Die Zähler beider Treiber müssen Werte zwischen '0' und '4' zugewiesen bekommen und die Streckenbefehle müssen einmal resetet sein, und einmal nicht.</text:p>
      <text:p text:style-name="P13">Bei dem Testvorgehen müssen gewisse Variablen, wie in der Testreferenz beschrieben, global gesetzt werden. Dann folgt der Aufruf der Methode <text:span text:style-name="T3">void workEV(void)</text:span>.</text:p>
      <text:p text:style-name="P13">Gibt die Methode <text:span text:style-name="T3">static boolean checkForCommunicationErrors(void)</text:span> TRUE zurück, muss geprüft werden, ob <text:span text:style-name="T3">void workEV(void)</text:span> verlassen wird.</text:p>
      <text:p text:style-name="P12">Dies wird mit folgendem Test-Skript realisiert:</text:p>
      <text:p text:style-name="P12">siehe 'Google Code → 04_Test → 04.02_Testskripts → 04.02.03_Ergebnisvalid<text:span text:style-name="T10">ierung'</text:span></text:p>
      <text:p text:style-name="P15"/>
      <text:h text:style-name="P74" text:outline-level="2"><text:s/>Testreferenz</text:h>
      <text:p text:style-name="P28">Während des Testdurchlaufs werden die in Tabelle 1 dargestellten Schritte ausgeführt. Im Quellcode werden zuerst die Zustände des RS232-Treibers geprüft und anschließend die des SSC-Treibers. Die Kommunikationsprüfung KP 2 kann nur erreicht werden, wenn <text:span text:style-name="T3">RS232_EV_streckenbefehl.Fehler</text:span>=0 und <text:span text:style-name="T3">SSC_EV_streckenbefehl.Fehler</text:span>=0 sind (siehe Teilprüfung TP 1).</text:p>
      <text:p text:style-name="P28"/>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37">KP</text:p>
          </table:table-cell>
          <table:table-cell table:style-name="Tabelle7.A1" office:value-type="string">
            <text:p text:style-name="P38">TP</text:p>
          </table:table-cell>
          <table:table-cell table:style-name="Tabelle7.C1" office:value-type="string">
            <text:p text:style-name="P39">Zustand</text:p>
          </table:table-cell>
          <table:table-cell table:style-name="Tabelle7.D1" office:value-type="string">
            <text:p text:style-name="P30">Erwartete Ausgabe</text:p>
          </table:table-cell>
        </table:table-row>
        <table:table-row table:style-name="Tabelle7.1">
          <table:table-cell table:style-name="Tabelle7.A2" office:value-type="float" office:value="1">
            <text:p text:style-name="P30">1</text:p>
          </table:table-cell>
          <table:table-cell table:style-name="Tabelle7.A2" office:value-type="float" office:value="1">
            <text:p text:style-name="P38">1</text:p>
          </table:table-cell>
          <table:table-cell table:style-name="Tabelle7.C2" office:value-type="string">
            <text:p text:style-name="P32">RS232_EV_streckenbefehl.Fehler=0,</text:p>
            <text:p text:style-name="P32">SSC_EV_streckenbefehl.Fehler=0</text:p>
          </table:table-cell>
          <table:table-cell table:style-name="Tabelle7.D2" office:value-type="string">
            <text:p text:style-name="P32">Es wird in der Kommunikationsprüfung KP 2 fortgefahren.</text:p>
          </table:table-cell>
        </table:table-row>
        <table:table-row table:style-name="Tabelle7.1">
          <table:table-cell table:style-name="Tabelle7.A2" office:value-type="float" office:value="1">
            <text:p text:style-name="P30">1</text:p>
          </table:table-cell>
          <table:table-cell table:style-name="Tabelle7.A2" office:value-type="float" office:value="2">
            <text:p text:style-name="P38">2</text:p>
          </table:table-cell>
          <table:table-cell table:style-name="Tabelle7.C2" office:value-type="string">
            <text:p text:style-name="P32">RS232_EV_streckenbefehl.Fehler=0,</text:p>
            <text:p text:style-name="P32">SSC_EV_streckenbefehl.Fehler=1</text:p>
          </table:table-cell>
          <table:table-cell table:style-name="Tabelle7.D2" office:value-type="string">
            <text:list xml:id="list43641513" text:style-name="L4">
              <text:list-item>
                <text:p text:style-name="P77">Nachricht an AS: (4,3,0,1,0)</text:p>
              </text:list-item>
              <text:list-item>
                <text:p text:style-name="P77">Not-Aus-Signal auslösen</text:p>
              </text:list-item>
              <text:list-item>
                <text:p text:style-name="P77">Rückgabe: TRUE</text:p>
              </text:list-item>
            </text:list>
          </table:table-cell>
        </table:table-row>
        <table:table-row table:style-name="Tabelle7.1">
          <table:table-cell table:style-name="Tabelle7.A2" office:value-type="float" office:value="1">
            <text:p text:style-name="P30">1</text:p>
          </table:table-cell>
          <table:table-cell table:style-name="Tabelle7.A2" office:value-type="float" office:value="3">
            <text:p text:style-name="P38">3</text:p>
          </table:table-cell>
          <table:table-cell table:style-name="Tabelle7.C2" office:value-type="string">
            <text:p text:style-name="P32">RS232_EV_streckenbefehl.Fehler=1,</text:p>
            <text:p text:style-name="P32">SSC_EV_streckenbefehl.Fehler=0</text:p>
          </table:table-cell>
          <table:table-cell table:style-name="Tabelle7.D2" office:value-type="string">
            <text:list xml:id="list43627014" text:continue-numbering="true" text:style-name="L4">
              <text:list-item>
                <text:p text:style-name="P77">Nachricht an AS: (5,3,0,1,0)</text:p>
              </text:list-item>
              <text:list-item>
                <text:p text:style-name="P77">Not-Aus-Signal auslösen</text:p>
              </text:list-item>
              <text:list-item>
                <text:p text:style-name="P77">Rückgabe: TRUE</text:p>
              </text:list-item>
            </text:list>
          </table:table-cell>
        </table:table-row>
      </table:table>
      <text:p text:style-name="P28"/>
      <table:table table:name="Tabelle6" table:style-name="Tabelle6">
        <table:table-column table:style-name="Tabelle6.A"/>
        <table:table-column table:style-name="Tabelle6.B"/>
        <table:table-column table:style-name="Tabelle6.C"/>
        <table:table-column table:style-name="Tabelle6.D"/>
        <text:soft-page-break/>
        <table:table-row table:style-name="Tabelle6.1">
          <table:table-cell table:style-name="Tabelle6.A1" office:value-type="string">
            <text:p text:style-name="P37">KP</text:p>
          </table:table-cell>
          <table:table-cell table:style-name="Tabelle6.A1" office:value-type="string">
            <text:p text:style-name="P38">TP</text:p>
          </table:table-cell>
          <table:table-cell table:style-name="Tabelle6.C1" office:value-type="string">
            <text:p text:style-name="P39">Zustand</text:p>
          </table:table-cell>
          <table:table-cell table:style-name="Tabelle6.D1" office:value-type="string">
            <text:p text:style-name="P30">Erwartete Ausgabe</text:p>
          </table:table-cell>
        </table:table-row>
        <table:table-row table:style-name="Tabelle6.1">
          <table:table-cell table:style-name="Tabelle6.A2" office:value-type="float" office:value="1">
            <text:p text:style-name="P30">1</text:p>
          </table:table-cell>
          <table:table-cell table:style-name="Tabelle6.A2" office:value-type="float" office:value="4">
            <text:p text:style-name="P38">4</text:p>
          </table:table-cell>
          <table:table-cell table:style-name="Tabelle6.C2" office:value-type="string">
            <text:p text:style-name="P32">RS232_EV_streckenbefehl.Fehler=1,</text:p>
            <text:p text:style-name="P32">SSC_EV_streckenbefehl.Fehler=1</text:p>
          </table:table-cell>
          <table:table-cell table:style-name="Tabelle6.D2" office:value-type="string">
            <text:list xml:id="list43631626" text:continue-numbering="true" text:style-name="L4">
              <text:list-item>
                <text:p text:style-name="P77">Nachricht an AS: (5,3,0,X,0)</text:p>
              </text:list-item>
              <text:list-item>
                <text:p text:style-name="P77">Not-Aus-Signal auslösen</text:p>
              </text:list-item>
              <text:list-item>
                <text:p text:style-name="P77">Rückgabe: TRUE</text:p>
              </text:list-item>
              <text:list-item>
                <text:p text:style-name="P77">es darf kein weitere Not-Aus eingeleitet werden bzw. die Nachricht (4,3,0,X,0) an das AS gesendet werden, da die Methode vorher verlassen werden musste</text:p>
              </text:list-item>
            </text:list>
          </table:table-cell>
        </table:table-row>
        <table:table-row table:style-name="Tabelle6.1">
          <table:table-cell table:style-name="Tabelle6.A2" office:value-type="float" office:value="2">
            <text:p text:style-name="P30">2</text:p>
          </table:table-cell>
          <table:table-cell table:style-name="Tabelle6.A2" office:value-type="float" office:value="1">
            <text:p text:style-name="P38">1</text:p>
          </table:table-cell>
          <table:table-cell table:style-name="Tabelle6.C2" office:value-type="string">
            <text:p text:style-name="P32">counterRS232=0,</text:p>
            <text:p text:style-name="P32">counterSSC=0</text:p>
          </table:table-cell>
          <table:table-cell table:style-name="Tabelle6.D2" office:value-type="string">
            <text:p text:style-name="P32">Rückgabewert: FALSE</text:p>
          </table:table-cell>
        </table:table-row>
        <table:table-row table:style-name="Tabelle6.1">
          <table:table-cell table:style-name="Tabelle6.A2" office:value-type="float" office:value="2">
            <text:p text:style-name="P30">2</text:p>
          </table:table-cell>
          <table:table-cell table:style-name="Tabelle6.A2" office:value-type="float" office:value="2">
            <text:p text:style-name="P38">2</text:p>
          </table:table-cell>
          <table:table-cell table:style-name="Tabelle6.C2" office:value-type="string">
            <text:p text:style-name="P32">counterRS232=0,</text:p>
            <text:p text:style-name="P32">counterSSC=1...2,</text:p>
            <text:p text:style-name="P32">EV_SSC_streckenbefehl != {LEER,LEER,LEER,0}</text:p>
          </table:table-cell>
          <table:table-cell table:style-name="Tabelle6.D2" office:value-type="string">
            <text:list xml:id="list43642265" text:continue-numbering="true" text:style-name="L4">
              <text:list-item>
                <text:p text:style-name="P77">Nachricht an AS: (2,2,1...2,0,0)</text:p>
              </text:list-item>
              <text:list-item>
                <text:p text:style-name="P77">counterSSC von 1 auf 2 bzw. von 2 auf 3</text:p>
              </text:list-item>
              <text:list-item>
                <text:p text:style-name="P77">Rückgabewert: FALSE</text:p>
              </text:list-item>
            </text:list>
          </table:table-cell>
        </table:table-row>
        <table:table-row table:style-name="Tabelle6.1">
          <table:table-cell table:style-name="Tabelle6.A2" office:value-type="float" office:value="2">
            <text:p text:style-name="P30">2</text:p>
          </table:table-cell>
          <table:table-cell table:style-name="Tabelle6.A2" office:value-type="float" office:value="3">
            <text:p text:style-name="P38">3</text:p>
          </table:table-cell>
          <table:table-cell table:style-name="Tabelle6.C2" office:value-type="string">
            <text:p text:style-name="P32">counterRS232=0,</text:p>
            <text:p text:style-name="P32">counterSSC=1...2,</text:p>
            <text:p text:style-name="P32">EV_SSC_streckenbefehl = {LEER,LEER,LEER,0}</text:p>
          </table:table-cell>
          <table:table-cell table:style-name="Tabelle6.D2" office:value-type="string">
            <text:list xml:id="list43628434" text:continue-numbering="true" text:style-name="L4">
              <text:list-item>
                <text:p text:style-name="P77">EV_SSC_streckenbefehl=oldSSC</text:p>
              </text:list-item>
              <text:list-item>
                <text:p text:style-name="P77">oldSSC={LEER,LEER,LEER,0}</text:p>
              </text:list-item>
              <text:list-item>
                <text:p text:style-name="P77">counterSSC=0</text:p>
              </text:list-item>
              <text:list-item>
                <text:p text:style-name="P77">Rückgabewert: FALSE</text:p>
              </text:list-item>
            </text:list>
          </table:table-cell>
        </table:table-row>
        <table:table-row table:style-name="Tabelle6.1">
          <table:table-cell table:style-name="Tabelle6.A2" office:value-type="float" office:value="2">
            <text:p text:style-name="P30">2</text:p>
          </table:table-cell>
          <table:table-cell table:style-name="Tabelle6.A2" office:value-type="float" office:value="4">
            <text:p text:style-name="P38">4</text:p>
          </table:table-cell>
          <table:table-cell table:style-name="Tabelle6.C2" office:value-type="string">
            <text:p text:style-name="P32">counterRS232=0,</text:p>
            <text:p text:style-name="P32">counterSSC=3,</text:p>
            <text:p text:style-name="P32">EV_SSC_streckenbefehl != {LEER,LEER,LEER,0}</text:p>
          </table:table-cell>
          <table:table-cell table:style-name="Tabelle6.D2" office:value-type="string">
            <text:list xml:id="list43652470" text:continue-numbering="true" text:style-name="L4">
              <text:list-item>
                <text:p text:style-name="P77">Nachricht an AS: (2,3,4,0,0)</text:p>
              </text:list-item>
              <text:list-item>
                <text:p text:style-name="P77">Not-Aus-Signal auslösen</text:p>
              </text:list-item>
              <text:list-item>
                <text:p text:style-name="P77">Rückgabewert: TRUE</text:p>
              </text:list-item>
            </text:list>
          </table:table-cell>
        </table:table-row>
        <table:table-row table:style-name="Tabelle6.1">
          <table:table-cell table:style-name="Tabelle6.A2" office:value-type="float" office:value="2">
            <text:p text:style-name="P30">2</text:p>
          </table:table-cell>
          <table:table-cell table:style-name="Tabelle6.A2" office:value-type="float" office:value="5">
            <text:p text:style-name="P38">5</text:p>
          </table:table-cell>
          <table:table-cell table:style-name="Tabelle6.C2" office:value-type="string">
            <text:p text:style-name="P32">counterRS232=0,</text:p>
            <text:p text:style-name="P32">counterSSC=3,</text:p>
            <text:p text:style-name="P32">EV_SSC_streckenbefehl = {LEER,LEER,LEER,0}</text:p>
          </table:table-cell>
          <table:table-cell table:style-name="Tabelle6.D2" office:value-type="string">
            <text:list xml:id="list43637069" text:continue-numbering="true" text:style-name="L4">
              <text:list-item>
                <text:p text:style-name="P77">EV_SSC_streckenbefehl=oldSSC</text:p>
              </text:list-item>
              <text:list-item>
                <text:p text:style-name="P77">oldSSC={LEER,LEER,LEER,0}</text:p>
              </text:list-item>
              <text:list-item>
                <text:p text:style-name="P77">counterSSC=0</text:p>
              </text:list-item>
              <text:list-item>
                <text:p text:style-name="P77">Rückgabewert: FALSE</text:p>
              </text:list-item>
            </text:list>
          </table:table-cell>
        </table:table-row>
        <table:table-row table:style-name="Tabelle6.1">
          <table:table-cell table:style-name="Tabelle6.A2" office:value-type="float" office:value="2">
            <text:p text:style-name="P30">2</text:p>
          </table:table-cell>
          <table:table-cell table:style-name="Tabelle6.A2" office:value-type="float" office:value="6">
            <text:p text:style-name="P38">6</text:p>
          </table:table-cell>
          <table:table-cell table:style-name="Tabelle6.C2" office:value-type="string">
            <text:p text:style-name="P16">counterRS232=0,</text:p>
            <text:p text:style-name="P32">counterSSC=4,</text:p>
            <text:p text:style-name="P32">EV_SSC_streckenbefehl != {LEER,LEER,LEER,0}</text:p>
          </table:table-cell>
          <table:table-cell table:style-name="Tabelle6.D2" office:value-type="string">
            <text:p text:style-name="P31">Fehler, da MAXSSCCOUNTER+1=5, und dies ist für das AS eine nicht definierte Nachricht</text:p>
          </table:table-cell>
        </table:table-row>
      </table:table>
      <text:p text:style-name="Standard"/>
      <table:table table:name="Tabelle3" table:style-name="Tabelle3">
        <table:table-column table:style-name="Tabelle3.A"/>
        <table:table-column table:style-name="Tabelle3.B"/>
        <table:table-column table:style-name="Tabelle3.C"/>
        <table:table-column table:style-name="Tabelle3.D"/>
        <text:soft-page-break/>
        <table:table-row table:style-name="Tabelle3.1">
          <table:table-cell table:style-name="Tabelle3.A1" office:value-type="string">
            <text:p text:style-name="P37">KP</text:p>
          </table:table-cell>
          <table:table-cell table:style-name="Tabelle3.A1" office:value-type="string">
            <text:p text:style-name="P38">TP</text:p>
          </table:table-cell>
          <table:table-cell table:style-name="Tabelle3.C1" office:value-type="string">
            <text:p text:style-name="P39">Zustand</text:p>
          </table:table-cell>
          <table:table-cell table:style-name="Tabelle3.D1" office:value-type="string">
            <text:p text:style-name="P30">Erwartete Ausgabe</text:p>
          </table:table-cell>
        </table:table-row>
        <table:table-row table:style-name="Tabelle3.1">
          <table:table-cell table:style-name="Tabelle3.A2" office:value-type="float" office:value="2">
            <text:p text:style-name="P30">2</text:p>
          </table:table-cell>
          <table:table-cell table:style-name="Tabelle3.A2" office:value-type="float" office:value="7">
            <text:p text:style-name="P38">7</text:p>
          </table:table-cell>
          <table:table-cell table:style-name="Tabelle3.C2" office:value-type="string">
            <text:p text:style-name="P16">counterRS232=0,</text:p>
            <text:p text:style-name="P32">counterSSC=4,</text:p>
            <text:p text:style-name="P32">EV_SSC_streckenbefehl = {LEER,LEER,LEER,0}</text:p>
          </table:table-cell>
          <table:table-cell table:style-name="Tabelle3.D2" office:value-type="string">
            <text:p text:style-name="P32">Dieser Zustand darf nicht erreicht werden, da counterSSC&lt;=3</text:p>
          </table:table-cell>
        </table:table-row>
        <table:table-row table:style-name="Tabelle3.1">
          <table:table-cell table:style-name="Tabelle3.A2" office:value-type="float" office:value="2">
            <text:p text:style-name="P30">2</text:p>
          </table:table-cell>
          <table:table-cell table:style-name="Tabelle3.B3" office:value-type="float" office:value="41852">
            <text:p text:style-name="P38">8-14</text:p>
          </table:table-cell>
          <table:table-cell table:style-name="Tabelle3.C2" office:value-type="string">
            <text:p text:style-name="P16">counterRS232=1...2,</text:p>
            <text:p text:style-name="P32">counterSSC=X,</text:p>
            <text:p text:style-name="P32">EV_RS232_streckenbefehl != {LEER,LEER,LEER,0}</text:p>
          </table:table-cell>
          <table:table-cell table:style-name="Tabelle3.D2" office:value-type="string">
            <text:list xml:id="list43647604" text:continue-numbering="true" text:style-name="L4">
              <text:list-item>
                <text:p text:style-name="P77">Nachricht an AS: (3,2,1...2,0,0)</text:p>
              </text:list-item>
              <text:list-item>
                <text:p text:style-name="P77">counterRS232 von 1 auf 2 bzw. von 2 auf 3</text:p>
              </text:list-item>
              <text:list-item>
                <text:p text:style-name="P77">weiter zur Überprüfung des SSC-Treibers für die KP 2 / TP 1 bis TP 7</text:p>
              </text:list-item>
            </text:list>
          </table:table-cell>
        </table:table-row>
        <table:table-row table:style-name="Tabelle3.1">
          <table:table-cell table:style-name="Tabelle3.A2" office:value-type="float" office:value="2">
            <text:p text:style-name="P30">2</text:p>
          </table:table-cell>
          <table:table-cell table:style-name="Tabelle3.B4" office:value-type="string">
            <text:p text:style-name="P38">15-21</text:p>
          </table:table-cell>
          <table:table-cell table:style-name="Tabelle3.C2" office:value-type="string">
            <text:p text:style-name="P16">counterRS232=1...2,</text:p>
            <text:p text:style-name="P32">counterSSC=X,</text:p>
            <text:p text:style-name="P32">EV_RS232_streckenbefehl = {LEER,LEER,LEER,0}</text:p>
          </table:table-cell>
          <table:table-cell table:style-name="Tabelle3.D2" office:value-type="string">
            <text:list xml:id="list43630960" text:continue-numbering="true" text:style-name="L4">
              <text:list-item>
                <text:p text:style-name="P77">EV_RS232_streckenbefehl=oldRS232</text:p>
              </text:list-item>
              <text:list-item>
                <text:p text:style-name="P77">oldRS232={LEER,LEER,LEER,0}</text:p>
              </text:list-item>
              <text:list-item>
                <text:p text:style-name="P77">counterRS232=0</text:p>
              </text:list-item>
              <text:list-item>
                <text:p text:style-name="P77">weiter zur Überprüfung des SSC-Treibers für die KP 2 / TP 1 bis TP 7</text:p>
              </text:list-item>
            </text:list>
          </table:table-cell>
        </table:table-row>
        <table:table-row table:style-name="Tabelle3.1">
          <table:table-cell table:style-name="Tabelle3.A2" office:value-type="float" office:value="2">
            <text:p text:style-name="P30">2</text:p>
          </table:table-cell>
          <table:table-cell table:style-name="Tabelle3.A2" office:value-type="float" office:value="22">
            <text:p text:style-name="P38">22</text:p>
          </table:table-cell>
          <table:table-cell table:style-name="Tabelle3.C2" office:value-type="string">
            <text:p text:style-name="P16">counterRS232=3,</text:p>
            <text:p text:style-name="P32">counterSSC=X,</text:p>
            <text:p text:style-name="P32">EV_RS232_streckenbefehl != {LEER,LEER,LEER,0}</text:p>
          </table:table-cell>
          <table:table-cell table:style-name="Tabelle3.D2" office:value-type="string">
            <text:list xml:id="list43633637" text:continue-numbering="true" text:style-name="L4">
              <text:list-item>
                <text:p text:style-name="P77">Nachricht an AS: (3,3,4,0,0)</text:p>
              </text:list-item>
              <text:list-item>
                <text:p text:style-name="P77">Not-Aus-Signal auslösen</text:p>
              </text:list-item>
              <text:list-item>
                <text:p text:style-name="P77">Rückgabewert: TRUE</text:p>
              </text:list-item>
            </text:list>
            <text:p text:style-name="P32">Die Methode <text:span text:style-name="T3">static boolean checkForCommunicationErrors(void)</text:span> muss verlassen werden, wodurch der Zustand von counterSSC egal ist.</text:p>
          </table:table-cell>
        </table:table-row>
        <table:table-row table:style-name="Tabelle3.1">
          <table:table-cell table:style-name="Tabelle3.A2" office:value-type="float" office:value="2">
            <text:p text:style-name="P30">2</text:p>
          </table:table-cell>
          <table:table-cell table:style-name="Tabelle3.B4" office:value-type="string">
            <text:p text:style-name="P38">23-29</text:p>
          </table:table-cell>
          <table:table-cell table:style-name="Tabelle3.C2" office:value-type="string">
            <text:p text:style-name="P16">counterRS232=3,</text:p>
            <text:p text:style-name="P32">counterSSC=X,</text:p>
            <text:p text:style-name="P32">EV_RS232_streckenbefehl = {LEER,LEER,LEER,0}</text:p>
          </table:table-cell>
          <table:table-cell table:style-name="Tabelle3.D2" office:value-type="string">
            <text:list xml:id="list43627082" text:continue-numbering="true" text:style-name="L4">
              <text:list-item>
                <text:p text:style-name="P77">EV_RS232_streckenbefehl=oldRS232</text:p>
              </text:list-item>
              <text:list-item>
                <text:p text:style-name="P77">oldRS232={LEER,LEER,LEER,0}</text:p>
              </text:list-item>
              <text:list-item>
                <text:p text:style-name="P77">counterRS232=0</text:p>
              </text:list-item>
              <text:list-item>
                <text:p text:style-name="P77">weiter zur Überprüfung des SSC-Treibers für die KP 2 / TP 1 bis TP 7</text:p>
              </text:list-item>
            </text:list>
          </table:table-cell>
        </table:table-row>
      </table:table>
      <text:p text:style-name="P33">Tabelle <text:sequence text:ref-name="refTable0" text:name="Table" text:formula="ooow:Table+1" style:num-format="1">1</text:sequence>: Erwartete Ausgabe für den Testfall 1</text:p>
      <text:p text:style-name="P12"/>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2" text:outline-level="1"><text:s/>Testfall 2 „Prüfung des internen Streckenbefehls“</text:h>
      <text:h text:style-name="P74" text:outline-level="2"><text:s/>Identifikation des Testobjektes</text:h>
      <text:p text:style-name="P12">siehe Kapitel 3</text:p>
      <text:p text:style-name="P12"/>
      <text:h text:style-name="P74" text:outline-level="2"><text:s/>Test-Identifikation</text:h>
      <text:p text:style-name="P21">Testname:<text:tab/>Test_Ergebnisvalidierung_Streckenbefehl-Intern</text:p>
      <text:p text:style-name="P21">Verzeichnisse:</text:p>
      <text:p text:style-name="P21">Testskripts:<text:tab/>Google Code → Dokumente → 04_Tests → 04.02_Testskript → <text:s/>04.02.03_Ergebnisvalidierung</text:p>
      <text:p text:style-name="P21">Testprotokolle:<text:tab/>Google Code → Dokumente → 04_Tests → 04.03_Testprotokolle → <text:s/>04.03.03_Ergebnisvalidierung</text:p>
      <text:p text:style-name="P21"/>
      <text:h text:style-name="P75" text:outline-level="2"><text:s/>Testfallbeschreibung</text:h>
      <text:p text:style-name="P36"><text:tab/>Im Anschluss an die Kommunikationsprüfung wird der interne Streckenbefehl, also der aus dem Shared-Memory von der Befehlsvalidierung BV, überprüft und in den Shared-Memory zum SSC-Treiber geschrieben.Die Überprüfung findet in der Form statt, indem man kontrolliert, ob ein neuer Streckenbefehl von der BV in den Shared-Memory geschrieben wurde.</text:p>
      <text:p text:style-name="P12"/>
      <text:h text:style-name="P74" text:outline-level="2"><text:s/>Testskript</text:h>
      <text:p text:style-name="P23">Es wird getestet, ob der Aufruf der Funktion <text:span text:style-name="T3">static void processInternalStreckenbefehl(void) </text:span><text:span text:style-name="T6">mit unterschiedlich übergebenen Variablen stets richtige Aktionen veranlasst. Involvierte Variablen sind hierbei:</text:span></text:p>
      <text:list xml:id="list43642751" text:style-name="L5">
        <text:list-item>
          <text:p text:style-name="P54">BV_EV_streckenbefehl (Streckenbefehl)</text:p>
        </text:list-item>
        <text:list-item>
          <text:p text:style-name="P54">oldSSC (Streckenbefehl)</text:p>
        </text:list-item>
        <text:list-item>
          <text:p text:style-name="P54">EV_SSC_streckenbefehl (Streckenbefehl)</text:p>
        </text:list-item>
      </text:list>
      <text:p text:style-name="P18">Die V<text:span text:style-name="T11">ariablen werden global definiert und dann wird </text:span><text:span text:style-name="T13">void workEV(void)</text:span><text:span text:style-name="T11"> aufgerufen. Vorher muss sichergestellt werden, dass keine Kommunikationsfehler vorhanden sind, also </text:span><text:span text:style-name="T13">static boolean</text:span><text:span text:style-name="T11"> </text:span><text:span text:style-name="T13">checkForCommunicationErrors()</text:span><text:span text:style-name="T11"> FALSE zurück liefert. Dies ist der Fall wenn RS232_EV_streckenbefehl.Fehler = 0, SSC_EV_streckenbefehl.Fehler = 0, counterRS232 &lt; 3 und counterSSC &lt; 3 sind.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text:p>
      <text:h text:style-name="P76" text:outline-level="2"><text:s/>Testreferenz</text:h>
      <text:p text:style-name="P28">Während des Testdurchlaufs werden die in Tabelle 2 <text:s/>dargestellten Schritte ausgeführt.</text:p>
      <text:p text:style-name="P28"/>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40">TP</text:p>
          </table:table-cell>
          <table:table-cell table:style-name="Tabelle8.B1" office:value-type="string">
            <text:p text:style-name="P40">Zustand</text:p>
          </table:table-cell>
          <table:table-cell table:style-name="Tabelle8.C1" office:value-type="string">
            <text:p text:style-name="P40">Erwartete Ausgabe</text:p>
          </table:table-cell>
        </table:table-row>
        <table:table-row table:style-name="Tabelle8.1">
          <table:table-cell table:style-name="Tabelle8.A2" office:value-type="float" office:value="1">
            <text:p text:style-name="P40">1</text:p>
          </table:table-cell>
          <table:table-cell table:style-name="Tabelle8.B2" office:value-type="string">
            <text:list xml:id="list43626932" text:style-name="L6">
              <text:list-header>
                <text:p text:style-name="P61">BV_EV_streckenbefehl=<text:line-break/>{LEER,LEER,LEER,0},</text:p>
                <text:p text:style-name="P61">oldSSC<text:line-break/>={X,X,X,X},</text:p>
                <text:p text:style-name="P61">EV_SSC_streckenbefehl<text:line-break/>={X,X,X,X}</text:p>
              </text:list-header>
            </text:list>
          </table:table-cell>
          <table:table-cell table:style-name="Tabelle8.C2" office:value-type="string">
            <text:list xml:id="list43653654" text:continue-numbering="true" text:style-name="L6">
              <text:list-item>
                <text:p text:style-name="P78">return</text:p>
              </text:list-item>
            </text:list>
          </table:table-cell>
        </table:table-row>
        <table:table-row table:style-name="Tabelle8.1">
          <table:table-cell table:style-name="Tabelle8.A2" office:value-type="float" office:value="2">
            <text:p text:style-name="P40">2</text:p>
          </table:table-cell>
          <table:table-cell table:style-name="Tabelle8.B2" office:value-type="string">
            <text:list xml:id="list43633985" text:continue-numbering="true" text:style-name="L6">
              <text:list-header>
                <text:p text:style-name="P61">BV_EV_streckenbefehl<text:line-break/>!={LEER,LEER,LEER,0},</text:p>
                <text:p text:style-name="P61">oldSSC<text:line-break/>!={LEER,LEER,LEER,0},</text:p>
                <text:p text:style-name="P62">EV_SSC_streckenbefehl<text:line-break/>={X,X,X,X}</text:p>
              </text:list-header>
            </text:list>
          </table:table-cell>
          <table:table-cell table:style-name="Tabelle8.C2" office:value-type="string">
            <text:list xml:id="list43647451" text:continue-numbering="true" text:style-name="L6">
              <text:list-item>
                <text:p text:style-name="P78">internerStreckenbefehl<text:line-break/>=BV_EV_streckenbefehl</text:p>
              </text:list-item>
              <text:list-item>
                <text:p text:style-name="P88"><text:span text:style-name="T7">BV_EV_streckenbefehl<text:line-break/>=</text:span><text:span text:style-name="T8">{LEER,LEER,LEER,0}</text:span></text:p>
              </text:list-item>
              <text:list-item>
                <text:p text:style-name="P80">isBVNew=TRUE</text:p>
              </text:list-item>
              <text:list-item>
                <text:p text:style-name="P80">Nachricht an AS: (2,3,internerStreckenbefehl.Lok, internerStreckenbefehl.Weiche, internerStreckenbefehl.Entkoppler)</text:p>
              </text:list-item>
              <text:list-item>
                <text:p text:style-name="P80">Not-Aus-Signal auslösen</text:p>
              </text:list-item>
              <text:list-item>
                <text:p text:style-name="P80">return</text:p>
              </text:list-item>
            </text:list>
          </table:table-cell>
        </table:table-row>
        <table:table-row table:style-name="Tabelle8.1">
          <table:table-cell table:style-name="Tabelle8.A2" office:value-type="float" office:value="3">
            <text:p text:style-name="P40">3</text:p>
          </table:table-cell>
          <table:table-cell table:style-name="Tabelle8.B2" office:value-type="string">
            <text:list xml:id="list43651250" text:continue-numbering="true" text:style-name="L6">
              <text:list-header>
                <text:p text:style-name="P61">BV_EV_streckenbefehl<text:line-break/>!= {LEER,LEER,LEER,0},</text:p>
                <text:p text:style-name="P61">oldSSC<text:line-break/>={LEER,LEER,LEER,0},</text:p>
                <text:p text:style-name="P62">EV_SSC_streckenbefehl<text:line-break/>={LEER,LEER,LEER,0}</text:p>
              </text:list-header>
            </text:list>
          </table:table-cell>
          <table:table-cell table:style-name="Tabelle8.C2" office:value-type="string">
            <text:list xml:id="list43628793" text:style-name="L7">
              <text:list-item>
                <text:p text:style-name="P79">internerStreckenbefehl<text:line-break/>=BV_EV_streckenbefehl</text:p>
              </text:list-item>
              <text:list-item>
                <text:p text:style-name="P89"><text:span text:style-name="T7">BV_EV_streckenbefehl<text:line-break/>=</text:span><text:span text:style-name="T8">{LEER,LEER,LEER,0}</text:span></text:p>
              </text:list-item>
              <text:list-item>
                <text:p text:style-name="P81">isBVNew=TRUE</text:p>
              </text:list-item>
              <text:list-item>
                <text:p text:style-name="P81">Nachricht an AS: (2,1,internerStreckenbefehl.Lok, internerStreckenbefehl.Weiche, internerStreckenbefehl.Entkoppler)</text:p>
              </text:list-item>
              <text:list-item>
                <text:p text:style-name="P81">EV_SSC_streckenbefehl<text:line-break/>=internerStreckenbefehl</text:p>
              </text:list-item>
              <text:list-item>
                <text:p text:style-name="P81">return</text:p>
              </text:list-item>
            </text:list>
          </table:table-cell>
        </table:table-row>
      </table:table>
      <text:p text:style-name="Standard"/>
      <table:table table:name="Tabelle5" table:style-name="Tabelle5">
        <table:table-column table:style-name="Tabelle5.A"/>
        <table:table-column table:style-name="Tabelle5.B"/>
        <table:table-column table:style-name="Tabelle5.C"/>
        <text:soft-page-break/>
        <table:table-row table:style-name="Tabelle5.1">
          <table:table-cell table:style-name="Tabelle5.A1" office:value-type="string">
            <text:p text:style-name="P40">TP</text:p>
          </table:table-cell>
          <table:table-cell table:style-name="Tabelle5.B1" office:value-type="string">
            <text:p text:style-name="P40">Zustand</text:p>
          </table:table-cell>
          <table:table-cell table:style-name="Tabelle5.C1" office:value-type="string">
            <text:p text:style-name="P40">Erwartete Ausgabe</text:p>
          </table:table-cell>
        </table:table-row>
        <table:table-row table:style-name="Tabelle5.1">
          <table:table-cell table:style-name="Tabelle5.A2" office:value-type="float" office:value="4">
            <text:p text:style-name="P40">4</text:p>
          </table:table-cell>
          <table:table-cell table:style-name="Tabelle5.B2" office:value-type="string">
            <text:list xml:id="list43637101" text:continue-list="list43651250" text:style-name="L6">
              <text:list-header>
                <text:p text:style-name="P61">BV_EV_streckenbefehl<text:line-break/>={LEER,LEER,LEER,0},</text:p>
                <text:p text:style-name="P61">oldSSC<text:line-break/>={LEER,LEER,LEER,0},</text:p>
                <text:p text:style-name="P62">EV_SSC_streckenbefehl<text:line-break/>!={LEER,LEER,LEER,0}</text:p>
              </text:list-header>
            </text:list>
          </table:table-cell>
          <table:table-cell table:style-name="Tabelle5.C2" office:value-type="string">
            <text:list xml:id="list43642347" text:continue-list="list43627082" text:style-name="L4">
              <text:list-item>
                <text:p text:style-name="P77">internerStreckenbefehl<text:line-break/>=BV_EV_streckenbefehl</text:p>
              </text:list-item>
              <text:list-item>
                <text:p text:style-name="P90"><text:span text:style-name="T7">BV_EV_streckenbefehl<text:line-break/>=</text:span><text:span text:style-name="T8">{LEER,LEER,LEER,0}</text:span></text:p>
              </text:list-item>
              <text:list-item>
                <text:p text:style-name="P82">isBVNew=TRUE</text:p>
              </text:list-item>
              <text:list-item>
                <text:p text:style-name="P82">oldSSC=internerStreckenbefehl</text:p>
              </text:list-item>
              <text:list-item>
                <text:p text:style-name="P82">Nachricht an AS: (2,2,0,0,0)</text:p>
              </text:list-item>
              <text:list-item>
                <text:p text:style-name="P82">counterSSC=1</text:p>
              </text:list-item>
              <text:list-item>
                <text:p text:style-name="P82">return</text:p>
              </text:list-item>
            </text:list>
          </table:table-cell>
        </table:table-row>
      </table:table>
      <text:p text:style-name="P34">Tabelle <text:sequence text:ref-name="refTable1" text:name="Table" text:formula="ooow:Table+1" style:num-format="1">2</text:sequence>: Erwartete Ausgabe für den Testfall 2</text:p>
      <text:p text:style-name="P12"/>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p text:style-name="P12"/>
      <text:p text:style-name="P12"/>
      <text:h text:style-name="P72" text:outline-level="1"><text:s/>Testfall 3 „Prüfung des externen Streckenbefehls“</text:h>
      <text:h text:style-name="Heading_20_2" text:outline-level="2"><text:s/>Identifikation des Testobjektes</text:h>
      <text:p text:style-name="Standard">siehe Kapitel 3</text:p>
      <text:p text:style-name="P12"/>
      <text:h text:style-name="P74" text:outline-level="2"><text:s/>Test-Identifikation</text:h>
      <text:p text:style-name="P21">Testname:<text:tab/>Test_Ergebnisvalidierung_Streckenbefehl-Extern</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5"/>
      <text:h text:style-name="P74" text:outline-level="2"><text:s/>Testfallbeschreibung</text:h>
      <text:p text:style-name="P23">In diesem Testfall wird die Methode <text:span text:style-name="T3">static boolean processExternalStreckenbefehl(void)</text:span> auf Korrektheit überprüft.Die Methode ist dafür zuständig, zu überprüfen, ob ein neuer Streckenbefehl vom SSC-Treiber vorhanden ist. Ist dies der Fall, wird der Streckenbefehl int<text:span text:style-name="T11">ern abgespeichert und der Speicher resetet, also auf </text:span><text:span text:style-name="T12">{LEER,LEER,LEER,0} gesetzt.</text:span></text:p>
      <text:p text:style-name="P25">Die Methode gibt TRUE zurück, falls der externe oder/und der interne Streckenbefehl neu ist/sind. Ist keiner der beiden Streckenbefehle neu, wird FALSE zurückgegeben.</text:p>
      <text:p text:style-name="P17"/>
      <text:h text:style-name="P74" text:outline-level="2"><text:s/>Testskript</text:h>
      <text:p text:style-name="P23">Es wird getestet, ob der Aufruf der Funktion <text:span text:style-name="T3">static boolean processExternalStreckenbefehl(void) </text:span><text:span text:style-name="T6">mit unterschiedlich übergebenen Variablen stets richtige Rückgabewerte liefert. Involvierte Variablen sind hierbei:</text:span></text:p>
      <text:list xml:id="list43628830" text:continue-list="list43642751" text:style-name="L5">
        <text:list-item>
          <text:p text:style-name="P54"><text:span text:style-name="T3">SSC_EV_streckenbefehl</text:span> (Streckenbefehl)</text:p>
        </text:list-item>
        <text:list-item>
          <text:p text:style-name="P54"><text:span text:style-name="T3">isBVNew</text:span> (boolean)</text:p>
        </text:list-item>
      </text:list>
      <text:p text:style-name="P26">Die V<text:span text:style-name="T11">ariablen werden global definiert und dann wird </text:span><text:span text:style-name="T13">void workEV(void)</text:span><text:span text:style-name="T11"> aufgerufen. Vorher muss sichergestellt werden, dass keine Kommunikationsfehler vorhanden sind, also </text:span><text:span text:style-name="T13">static boolean</text:span><text:span text:style-name="T11"> </text:span><text:span text:style-name="T13">checkForCommunicationErrors()</text:span><text:span text:style-name="T11"> FALSE zurück liefert. Dies ist der Fall wenn RS232_EV_streckenbefehl.Fehler = 0, SSC_EV_streckenbefehl.Fehler = 0, counterRS232 &lt; 3 und counterSSC &lt; 3 sind.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text:p>
      <text:h text:style-name="P76" text:outline-level="2"><text:s/>Testreferenz</text:h>
      <text:p text:style-name="P28">Während des Testdurchlaufs werden die in Tabelle 3 dargestellten Rückgabewerte erwartet:</text:p>
      <text:p text:style-name="P2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40">TP</text:p>
          </table:table-cell>
          <table:table-cell table:style-name="Tabelle4.B1" office:value-type="string">
            <text:p text:style-name="P40">Zustand</text:p>
          </table:table-cell>
          <table:table-cell table:style-name="Tabelle4.C1" office:value-type="string">
            <text:p text:style-name="P40">Erwartete Ausgabe</text:p>
          </table:table-cell>
        </table:table-row>
        <table:table-row table:style-name="Tabelle4.1">
          <table:table-cell table:style-name="Tabelle4.A2" office:value-type="float" office:value="1">
            <text:p text:style-name="P40">1</text:p>
          </table:table-cell>
          <table:table-cell table:style-name="Tabelle4.B2" office:value-type="string">
            <text:list xml:id="list43646847" text:continue-list="list43637101" text:style-name="L6">
              <text:list-header>
                <text:p text:style-name="P63">SSC_EV_streckenbefehl<text:line-break/>={LEER,LEER,LEER,0},</text:p>
                <text:p text:style-name="P63">isBVNew=X</text:p>
              </text:list-header>
            </text:list>
          </table:table-cell>
          <table:table-cell table:style-name="Tabelle4.C2" office:value-type="string">
            <text:list xml:id="list43626150" text:continue-numbering="true" text:style-name="L6">
              <text:list-item>
                <text:p text:style-name="P78">externerStreckenbefehl<text:line-break/>=SSC_EV_streckenbefehl</text:p>
              </text:list-item>
              <text:list-item>
                <text:p text:style-name="P88"><text:span text:style-name="T7">SSC_EV_streckenbefehl<text:line-break/>=</text:span><text:span text:style-name="T8">{LEER,LEER,LEER,0}</text:span></text:p>
              </text:list-item>
              <text:list-item>
                <text:p text:style-name="P80">isSSCNew=TRUE</text:p>
              </text:list-item>
              <text:list-item>
                <text:p text:style-name="P80">Rückgabewert: TRUE</text:p>
              </text:list-item>
            </text:list>
          </table:table-cell>
        </table:table-row>
        <table:table-row table:style-name="Tabelle4.1">
          <table:table-cell table:style-name="Tabelle4.A2" office:value-type="float" office:value="2">
            <text:p text:style-name="P40">2</text:p>
          </table:table-cell>
          <table:table-cell table:style-name="Tabelle4.B2" office:value-type="string">
            <text:list xml:id="list43641808" text:continue-numbering="true" text:style-name="L6">
              <text:list-header>
                <text:p text:style-name="P64">SSC_EV_streckenbefehl<text:line-break/>!={LEER,LEER,LEER,0},</text:p>
                <text:p text:style-name="P64">isBVNew=FALSE</text:p>
              </text:list-header>
            </text:list>
          </table:table-cell>
          <table:table-cell table:style-name="Tabelle4.C2" office:value-type="string">
            <text:list xml:id="list43622444" text:continue-numbering="true" text:style-name="L6">
              <text:list-item>
                <text:p text:style-name="P80">Rückgabewert: FALSE</text:p>
              </text:list-item>
            </text:list>
          </table:table-cell>
        </table:table-row>
        <table:table-row table:style-name="Tabelle4.1">
          <table:table-cell table:style-name="Tabelle4.A2" office:value-type="float" office:value="3">
            <text:p text:style-name="P40">3</text:p>
          </table:table-cell>
          <table:table-cell table:style-name="Tabelle4.B2" office:value-type="string">
            <text:list xml:id="list43654288" text:continue-numbering="true" text:style-name="L6">
              <text:list-header>
                <text:p text:style-name="P64">SSC_EV_streckenbefehl<text:line-break/>!={LEER,LEER,LEER,0},</text:p>
                <text:p text:style-name="P64">isBVNew=TRUE</text:p>
              </text:list-header>
            </text:list>
          </table:table-cell>
          <table:table-cell table:style-name="Tabelle4.C2" office:value-type="string">
            <text:list xml:id="list43648042" text:continue-numbering="true" text:style-name="L6">
              <text:list-item>
                <text:p text:style-name="P80">Rückgabewert: TRUE</text:p>
              </text:list-item>
            </text:list>
          </table:table-cell>
        </table:table-row>
      </table:table>
      <text:p text:style-name="P34">Tabelle <text:sequence text:ref-name="refTable2" text:name="Table" text:formula="ooow:Table+1" style:num-format="1">3</text:sequence>: Erwartete Ausgabe für den Testfall 3</text:p>
      <text:p text:style-name="P12"/>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p text:style-name="P12"/>
      <text:h text:style-name="P72" text:outline-level="1"><text:s/>Testfall 4 „Prüfung des Streckenbefehlvergleichs“</text:h>
      <text:h text:style-name="Heading_20_2" text:outline-level="2"><text:s/>Identifikation des Testobjektes</text:h>
      <text:p text:style-name="Standard">siehe Kapitel 3</text:p>
      <text:p text:style-name="P12"/>
      <text:h text:style-name="P74" text:outline-level="2"><text:s/>Test-Identifikation</text:h>
      <text:p text:style-name="P21">Testname:<text:tab/>Test_Ergebnisvalidierung_StreckenbefehlVergleich</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5"/>
      <text:h text:style-name="P74" text:outline-level="2"><text:s/>Testfallbeschreibung</text:h>
      <text:p text:style-name="P23">Gegenstand dieses Testfalls ist die Prüfung des korrekten Vergleichs des<text:span text:style-name="T12"> internen mit dem externen Streckenbefehl. Dies geschieht über die Methode </text:span><text:span text:style-name="T13">static boolean streckenbefehleEqual(Streckenbefehl *track1, Streckenbefehl *track2)</text:span><text:span text:style-name="T12">. </text:span><text:span text:style-name="T13">Streckenbefehl *track1</text:span><text:span text:style-name="T12"> ist hierbei der interne Streckenbefehl und </text:span><text:span text:style-name="T13">Streckenbefehl *track2</text:span><text:span text:style-name="T12"> der externe Streckenbefehl. Das Modul </text:span><text:span text:style-name="T13">void workEV(void)</text:span><text:span text:style-name="T12"> wird bei Unstimmigkeiten der beiden Streckenbefehle, also wenn </text:span><text:span text:style-name="T13">static boolean streckenbefehleEqual(Streckenbefehl *track1, Streckenbefehl *track2) FALSE liefert, </text:span><text:span text:style-name="T12">verlassen. Sind beide Streckenbefehle gleich, wird TRUE zurückgegeben.</text:span></text:p>
      <text:p text:style-name="P24"/>
      <text:h text:style-name="P74" text:outline-level="2"><text:s/>Testskript</text:h>
      <text:p text:style-name="P23">Es wird getestet, ob der Aufruf der Funktion <text:span text:style-name="T13">static boolean streckenbefehleEqual(Streckenbefehl *track1, Streckenbefehl *track2)</text:span><text:span text:style-name="T3"> </text:span><text:span text:style-name="T6">mit unterschiedlich übergebenen Variablen stets richtige Rückgabewerte liefert. Involvierte Variablen sind hierbei:</text:span></text:p>
      <text:list xml:id="list43645819" text:continue-list="list43628830" text:style-name="L5">
        <text:list-item>
          <text:p text:style-name="P54"><text:span text:style-name="T3">isBVNew</text:span> (boolean)</text:p>
        </text:list-item>
        <text:list-item>
          <text:p text:style-name="P54"><text:span text:style-name="T3">isSSCNew</text:span> (boolean)</text:p>
        </text:list-item>
        <text:list-item>
          <text:p text:style-name="P54"><text:span text:style-name="T3">internerStreckenbefehl</text:span> (Streckenbefehl)</text:p>
        </text:list-item>
        <text:list-item>
          <text:p text:style-name="P54"><text:span text:style-name="T3">externerStreckenbefehl</text:span> (Streckenbefehl)</text:p>
        </text:list-item>
        <text:list-item>
          <text:p text:style-name="P54"><text:span text:style-name="T3">streckenbefehleUngleich</text:span> (Byte)</text:p>
        </text:list-item>
      </text:list>
      <text:p text:style-name="P26">Die V<text:span text:style-name="T11">ariablen werden global definiert und dann wird </text:span><text:span text:style-name="T13">void workEV(void)</text:span><text:span text:style-name="T11"> aufgerufen. Vorher muss sichergestellt werden, dass keine Kommunikationsfehler und keine neuen Streckenbefehle vorhanden sind, also </text:span><text:span text:style-name="T13">static boolean</text:span><text:span text:style-name="T11"> </text:span><text:span text:style-name="T13">checkForCommunicationErrors()</text:span><text:span text:style-name="T11"> und </text:span><text:span text:style-name="T13">static boolean processExternalStreckenbefehl(void) F</text:span><text:span text:style-name="T11">ALSE zurück liefern. Dies ist der Fall wenn RS232_EV_streckenbefehl.Fehler = 0, SSC_EV_streckenbefehl.Fehler = 0, counterRS232 &lt; 3 und counterSSC &lt; 3, sowie SSC_EV_Streckenbefehl = </text:span><text:soft-page-break/><text:span text:style-name="T7">{LEER,LEER,LEER,0} und </text:span><text:span text:style-name="T11">isBVNew = FALSE sind.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text:p>
      <text:h text:style-name="P76" text:outline-level="2"><text:s/>Testreferenz</text:h>
      <text:p text:style-name="P28">Während des Testdurchl<text:span text:style-name="T11">aufs werden die in Tabelle 4 dargestellten Rückgabewerte erwartet.</text:span></text:p>
      <text:p text:style-name="P2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40">TP</text:p>
          </table:table-cell>
          <table:table-cell table:style-name="Tabelle9.B1" office:value-type="string">
            <text:p text:style-name="P42">Zustand</text:p>
          </table:table-cell>
          <table:table-cell table:style-name="Tabelle9.C1" office:value-type="string">
            <text:p text:style-name="P40">Erwartete Ausgabe</text:p>
          </table:table-cell>
        </table:table-row>
        <table:table-row table:style-name="Tabelle9.1">
          <table:table-cell table:style-name="Tabelle9.A2" office:value-type="float" office:value="1">
            <text:p text:style-name="P41">1</text:p>
          </table:table-cell>
          <table:table-cell table:style-name="Tabelle9.B2" office:value-type="string">
            <text:list xml:id="list43628984" text:style-name="L8">
              <text:list-header>
                <text:p text:style-name="P65">isBVNew=FALSE</text:p>
                <text:p text:style-name="P67">also internerStreckenbefehl<text:line-break/>={LEER,LEER,LEER,0}</text:p>
                <text:p text:style-name="P65">isSSCNew=X</text:p>
                <text:p text:style-name="P65">streckenbefehleUngleich=X</text:p>
              </text:list-header>
            </text:list>
          </table:table-cell>
          <table:table-cell table:style-name="Tabelle9.C2" office:value-type="string">
            <text:list xml:id="list43646433" text:continue-numbering="true" text:style-name="L8">
              <text:list-item>
                <text:p text:style-name="P83">Rückgabewert: FALSE</text:p>
              </text:list-item>
            </text:list>
          </table:table-cell>
        </table:table-row>
        <table:table-row table:style-name="Tabelle9.1">
          <table:table-cell table:style-name="Tabelle9.A2" office:value-type="float" office:value="2">
            <text:p text:style-name="P41">2</text:p>
          </table:table-cell>
          <table:table-cell table:style-name="Tabelle9.B2" office:value-type="string">
            <text:list xml:id="list43623830" text:continue-numbering="true" text:style-name="L8">
              <text:list-header>
                <text:p text:style-name="P65">isBVNew=X</text:p>
                <text:p text:style-name="P65">isSSCNew=FALSE</text:p>
                <text:p text:style-name="P67">also externerStreckenbefehl<text:line-break/>={LEER,LEER,LEER,0}</text:p>
                <text:p text:style-name="P67">streckenbefehleUngleich=X</text:p>
              </text:list-header>
            </text:list>
          </table:table-cell>
          <table:table-cell table:style-name="Tabelle9.C2" office:value-type="string">
            <text:list xml:id="list43624953" text:continue-numbering="true" text:style-name="L8">
              <text:list-item>
                <text:p text:style-name="P83">Rückgabewert: FALSE</text:p>
              </text:list-item>
            </text:list>
          </table:table-cell>
        </table:table-row>
        <table:table-row table:style-name="Tabelle9.1">
          <table:table-cell table:style-name="Tabelle9.A2" office:value-type="float" office:value="3">
            <text:p text:style-name="P41">3</text:p>
          </table:table-cell>
          <table:table-cell table:style-name="Tabelle9.B2" office:value-type="string">
            <text:list xml:id="list43635127" text:continue-numbering="true" text:style-name="L8">
              <text:list-header>
                <text:p text:style-name="P65">isBVNew=TRUE</text:p>
                <text:p text:style-name="P65">isSSCNew=TRUE</text:p>
                <text:p text:style-name="P67">internerStreckenbefehl<text:line-break/>=externerStreckenbefehl<text:line-break/>!={LEER,LEER,LEER,0}</text:p>
                <text:p text:style-name="P67">streckenbefehleUngleich=X</text:p>
              </text:list-header>
            </text:list>
          </table:table-cell>
          <table:table-cell table:style-name="Tabelle9.C2" office:value-type="string">
            <text:list xml:id="list43627355" text:style-name="L9">
              <text:list-item>
                <text:p text:style-name="P84">streckenbefehleUngleich=0</text:p>
              </text:list-item>
              <text:list-item>
                <text:p text:style-name="P84">Rückgabewert: TRUE</text:p>
              </text:list-item>
            </text:list>
          </table:table-cell>
        </table:table-row>
        <table:table-row table:style-name="Tabelle9.1">
          <table:table-cell table:style-name="Tabelle9.A2" office:value-type="float" office:value="4">
            <text:p text:style-name="P41">4</text:p>
          </table:table-cell>
          <table:table-cell table:style-name="Tabelle9.B2" office:value-type="string">
            <text:list xml:id="list43648379" text:continue-list="list43635127" text:style-name="L8">
              <text:list-header>
                <text:p text:style-name="P65">isBVNew=TRUE</text:p>
                <text:p text:style-name="P65">internerStreckenbefehl<text:line-break/>!={LEER,LEER,LEER,0}</text:p>
                <text:p text:style-name="P65">isSSCNew=TRUE</text:p>
                <text:p text:style-name="P67">externerStreckenbefehl<text:line-break/>!={LEER,LEER,LEER,0}</text:p>
                <text:p text:style-name="P67">internerStreckenbefehl<text:line-break/>!=externerStreckenbefehl</text:p>
                <text:p text:style-name="P67">streckenbefehleUngleich<text:line-break/>=0...2</text:p>
              </text:list-header>
            </text:list>
          </table:table-cell>
          <table:table-cell table:style-name="Tabelle9.C2" office:value-type="string">
            <text:list xml:id="list43633715" text:continue-list="list43627355" text:style-name="L9">
              <text:list-item>
                <text:p text:style-name="P84">Nachricht an AS: (1,2,0...2,0,0)</text:p>
              </text:list-item>
              <text:list-item>
                <text:p text:style-name="P55">streckenbefehleUngleich von 0 auf 1, 1 auf 2, oder 2 auf 3</text:p>
              </text:list-item>
              <text:list-item>
                <text:p text:style-name="P84">Rückgabewert: FALSE</text:p>
              </text:list-item>
            </text:list>
          </table:table-cell>
        </table:table-row>
      </table:table>
      <text:p text:style-name="P27"/>
      <text:p text:style-name="P27"/>
      <table:table table:name="Tabelle10" table:style-name="Tabelle10">
        <table:table-column table:style-name="Tabelle10.A"/>
        <table:table-column table:style-name="Tabelle10.B"/>
        <table:table-column table:style-name="Tabelle10.C"/>
        <text:soft-page-break/>
        <table:table-row table:style-name="Tabelle10.1">
          <table:table-cell table:style-name="Tabelle10.A1" office:value-type="float" office:value="5">
            <text:p text:style-name="P41">5</text:p>
          </table:table-cell>
          <table:table-cell table:style-name="Tabelle10.B1" office:value-type="string">
            <text:list xml:id="list43641159" text:continue-list="list43648379" text:style-name="L8">
              <text:list-header>
                <text:p text:style-name="P65">isBVNew=TRUE</text:p>
                <text:p text:style-name="P65">internerStreckenbefehl<text:line-break/>!={LEER,LEER,LEER,0}</text:p>
                <text:p text:style-name="P65">isSSCNew=TRUE</text:p>
                <text:p text:style-name="P67">externerStreckenbefehl<text:line-break/>!={LEER,LEER,LEER,0}</text:p>
                <text:p text:style-name="P67">internerStreckenbefehl<text:line-break/>!=externerStreckenbefehl</text:p>
                <text:p text:style-name="P67">streckenbefehleUngleich<text:line-break/>=3...4</text:p>
              </text:list-header>
            </text:list>
          </table:table-cell>
          <table:table-cell table:style-name="Tabelle10.C1" office:value-type="string">
            <text:list xml:id="list43635881" text:style-name="L10">
              <text:list-item>
                <text:p text:style-name="P85">Nachricht an AS: (1,3,4...5,0,0)</text:p>
              </text:list-item>
              <text:list-item>
                <text:p text:style-name="P85">Not-Aus-Signal auslösen</text:p>
              </text:list-item>
              <text:list-item>
                <text:p text:style-name="P85">Rückgabewert: FALSE</text:p>
              </text:list-item>
              <text:list-item>
                <text:p text:style-name="P85">der Zustand streckenbefehleUngleich=4 sollte nicht erreicht werden können, da die Variable vorher zurückgesetzt wird</text:p>
              </text:list-item>
            </text:list>
          </table:table-cell>
        </table:table-row>
      </table:table>
      <text:p text:style-name="P43"><text:s/>Tabelle <text:sequence text:ref-name="refTable3" text:name="Table" text:formula="ooow:Table+1" style:num-format="1">4</text:sequence>: Erwartete Ausgabe für den Testfall 4</text:p>
      <text:p text:style-name="Standard"/>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2" text:outline-level="1"><text:s/>Testfall 5 „Prüfung des Sendevorgangs an den RS232-Treiber“</text:h>
      <text:h text:style-name="Heading_20_2" text:outline-level="2"><text:s/>Identifikation des Testobjektes</text:h>
      <text:p text:style-name="Standard">siehe Kapitel 3</text:p>
      <text:p text:style-name="P12"/>
      <text:h text:style-name="P74" text:outline-level="2"><text:s/>Test-Identifikation</text:h>
      <text:p text:style-name="P21">Testname:<text:tab/>Test_Ergebnisvalidierung_SendenRS232</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5"/>
      <text:h text:style-name="P74" text:outline-level="2"><text:s/>Testfallbeschreibung</text:h>
      <text:p text:style-name="P25">In diesem Testfall soll die Korrektheit des Sendens an den RS232-Treiber kontrolliert werden.</text:p>
      <text:p text:style-name="P25">Bei dem zum Testfall zugehörigen Quellcode wird zuerst geprüft, ob ein alter Streckenbefehl nicht gesendet werden konnte und ob der Shared-Memory zum RS232-Treiber zurückgesetzt ist. Nach diesen Kriterien wird entweder der Streckenbefehl an den RS232-Treiber gesendet, eine Warnung an das AS geschickt oder ein Fehler erzeugt, der das Auslösen eines Not-Aus-Signal nach sich zieht.</text:p>
      <text:p text:style-name="P24"/>
      <text:h text:style-name="P74" text:outline-level="2"><text:s/>Testskript</text:h>
      <text:p text:style-name="P23"><text:span text:style-name="T6">Wie unter 9.3 kurz beschrieben, wird zuerst geprüft, ob </text:span><text:span text:style-name="T3">oldRS232</text:span><text:span text:style-name="T6"> resetet ist. Ist dies nicht der Fall wird eine Fehlermeldung an das AS gesendet und der Not-Aus-Treiber angesprochen. Anderenfalls kommt die Abfrage, ob </text:span><text:span text:style-name="T3">EV_RS232_streckenbefehl</text:span><text:span text:style-name="T6"> ebenfalls resetet ist. Ist die gerade genannte Bedingung erfüllt, wird eine Information an das AS geschickt und der Streckenbefehl an den RS232-Treiber übertragen. Ist die Bedingung nicht erfüllt, wird eine Warnung erzeugt und der </text:span><text:span text:style-name="T3">counterRS232</text:span><text:span text:style-name="T6"> von '0' auf '1' erhöht.</text:span></text:p>
      <text:p text:style-name="P26">Involvierte Variablen sind also:</text:p>
      <text:list xml:id="list43628747" text:continue-list="list43645819" text:style-name="L5">
        <text:list-item>
          <text:p text:style-name="P51"><text:span text:style-name="T3">oldRS232 </text:span><text:span text:style-name="T6">(Streckenbefehl)</text:span></text:p>
        </text:list-item>
        <text:list-item>
          <text:p text:style-name="P51"><text:span text:style-name="T3">EV_RS232_streckenbefehl</text:span><text:span text:style-name="T6"> (Streckenbefehl)</text:span></text:p>
        </text:list-item>
      </text:list>
      <text:p text:style-name="P13"><text:span text:style-name="T6">Wird </text:span><text:span text:style-name="T3">oldRS232</text:span><text:span text:style-name="T6"> resetet, trägt also die Werte {LEER,LEER,LEER,0}, wird in der Methode </text:span><text:span text:style-name="T3">static boolean checkForCommunicationErrors(void)</text:span><text:span text:style-name="T6"> ebenfalls der </text:span><text:span text:style-name="T3">counterRS232</text:span><text:span text:style-name="T6"> auf '0' gesetzt.</text:span></text:p>
      <text:p text:style-name="P26">Die obigen V<text:span text:style-name="T11">ariablen werden global definiert und dann wird </text:span><text:span text:style-name="T13">void workEV(void)</text:span><text:span text:style-name="T11"> aufgerufen. Vorher muss sichergestellt werden, dass keine Kommunikationsfehler, keine neuen Streckenbefehle vorhanden sind und der interne Streckenbefehl gleich dem externen Streckenbefehl entspricht. Es müssen also </text:span><text:span text:style-name="T13">static boolean</text:span><text:span text:style-name="T11"> </text:span><text:span text:style-name="T13">checkForCommunicationErrors()</text:span><text:span text:style-name="T11"> </text:span><text:soft-page-break/><text:span text:style-name="T11">und </text:span><text:span text:style-name="T13">static boolean processExternalStreckenbefehl(void) F</text:span><text:span text:style-name="T11">ALSE zurück liefern. Dies ist der Fall wenn RS232_EV_streckenbefehl.Fehler = 0, SSC_EV_streckenbefehl.Fehler = 0, counterRS232 &lt; 3 und counterSSC &lt; 3, sowie SSC_EV_Streckenbefehl = </text:span><text:span text:style-name="T7">{LEER,LEER,LEER,0} und </text:span><text:span text:style-name="T11">isBVNew = FALSE sind. Weiterhin muss internerStreckenbefehl = externerStreckenbefehl gelten.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 </text:p>
      <text:p text:style-name="P12"/>
      <text:h text:style-name="Heading_20_2" text:outline-level="2"><text:s/>Testreferenz</text:h>
      <text:p text:style-name="P28">Während des Testdurchl<text:span text:style-name="T11">aufs werden die in Tabelle 5 dargestellten Rückgabewerte erwartet.</text:span></text:p>
      <text:p text:style-name="P2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40">TP</text:p>
          </table:table-cell>
          <table:table-cell table:style-name="Tabelle11.B1" office:value-type="string">
            <text:p text:style-name="P42">Zustand</text:p>
          </table:table-cell>
          <table:table-cell table:style-name="Tabelle11.C1" office:value-type="string">
            <text:p text:style-name="P40">Erwartete Ausgabe</text:p>
          </table:table-cell>
        </table:table-row>
        <table:table-row table:style-name="Tabelle11.1">
          <table:table-cell table:style-name="Tabelle11.A2" office:value-type="float" office:value="1">
            <text:p text:style-name="P41">1</text:p>
          </table:table-cell>
          <table:table-cell table:style-name="Tabelle11.B2" office:value-type="string">
            <text:list xml:id="list43614493" text:style-name="L11">
              <text:list-header>
                <text:p text:style-name="P66">oldRS232<text:line-break/>!={LEER,LEER,LEER,0}</text:p>
                <text:p text:style-name="P68">EV_RS232_streckenbefehl<text:line-break/>={X,X,X,X}</text:p>
              </text:list-header>
            </text:list>
          </table:table-cell>
          <table:table-cell table:style-name="Tabelle11.C2" office:value-type="string">
            <text:list xml:id="list43624133" text:continue-numbering="true" text:style-name="L11">
              <text:list-item>
                <text:p text:style-name="P86">Nachricht an AS:<text:line-break/>(3,3,internerStreckenbefehl.Lok,internerStreckenbefehl.Weiche,internerStreckenbefehl.Entkoppler)</text:p>
              </text:list-item>
              <text:list-item>
                <text:p text:style-name="P86">Not-Aus-Signal auslösen</text:p>
              </text:list-item>
            </text:list>
          </table:table-cell>
        </table:table-row>
        <table:table-row table:style-name="Tabelle11.1">
          <table:table-cell table:style-name="Tabelle11.A2" office:value-type="float" office:value="2">
            <text:p text:style-name="P41">2</text:p>
          </table:table-cell>
          <table:table-cell table:style-name="Tabelle11.B2" office:value-type="string">
            <text:list xml:id="list43652448" text:continue-numbering="true" text:style-name="L11">
              <text:list-header>
                <text:p text:style-name="P66">oldRS232<text:line-break/>={LEER,LEER,LEER,0}</text:p>
                <text:p text:style-name="P68">EV_RS232_streckenbefehl<text:line-break/>!={X,X,X,X}</text:p>
              </text:list-header>
            </text:list>
          </table:table-cell>
          <table:table-cell table:style-name="Tabelle11.C2" office:value-type="string">
            <text:list xml:id="list43644486" text:continue-numbering="true" text:style-name="L11">
              <text:list-item>
                <text:p text:style-name="P86">oldRS232=internerStreckenbefehl</text:p>
              </text:list-item>
              <text:list-item>
                <text:p text:style-name="P86">Nachricht an AS: (3,2,0,0,0)</text:p>
              </text:list-item>
              <text:list-item>
                <text:p text:style-name="P86">counterRS232=1</text:p>
              </text:list-item>
              <text:list-item>
                <text:p text:style-name="P86">return</text:p>
              </text:list-item>
            </text:list>
          </table:table-cell>
        </table:table-row>
        <table:table-row table:style-name="Tabelle11.1">
          <table:table-cell table:style-name="Tabelle11.A2" office:value-type="float" office:value="3">
            <text:p text:style-name="P41">3</text:p>
          </table:table-cell>
          <table:table-cell table:style-name="Tabelle11.B2" office:value-type="string">
            <text:list xml:id="list43649779" text:continue-numbering="true" text:style-name="L11">
              <text:list-header>
                <text:p text:style-name="P66">oldRS232<text:line-break/>={LEER,LEER,LEER,0}</text:p>
                <text:p text:style-name="P68">EV_RS232_streckenbefehl<text:line-break/>={X,X,X,X}</text:p>
              </text:list-header>
            </text:list>
          </table:table-cell>
          <table:table-cell table:style-name="Tabelle11.C2" office:value-type="string">
            <text:list xml:id="list43637225" text:style-name="L12">
              <text:list-item>
                <text:p text:style-name="P87">Nachricht an AS:<text:line-break/>(3,1,internerStreckenbefehl.Lok,internerStreckenbefehl.Weiche,internerStreckenbefehl.Entkoppler)</text:p>
              </text:list-item>
              <text:list-item>
                <text:p text:style-name="P87">EV_RS232_streckenbefehl<text:line-break/>=internerStreckenbefehl</text:p>
              </text:list-item>
            </text:list>
          </table:table-cell>
        </table:table-row>
      </table:table>
      <text:p text:style-name="P43"><text:s/>Tabelle <text:sequence text:ref-name="refTable4" text:name="Table" text:formula="ooow:Table+1" style:num-format="1">5</text:sequence>: Erwartete Ausgabe für den Testfall 5</text:p>
      <text:p text:style-name="Standard"/>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2" text:outline-level="1"><text:s/>Testfall 6 „Zurücksetzen der Variablen“</text:h>
      <text:h text:style-name="Heading_20_2" text:outline-level="2"><text:s/>Identifikation des Testobjektes</text:h>
      <text:p text:style-name="Standard">siehe Kapitel 3</text:p>
      <text:p text:style-name="P12"/>
      <text:h text:style-name="P74" text:outline-level="2"><text:s/>Test-Identifikation</text:h>
      <text:p text:style-name="P21">Testname:<text:tab/>Test_Ergebnisvalidierung_Initialisierung</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5"/>
      <text:h text:style-name="P74" text:outline-level="2"><text:s/>Testfallbeschreibung</text:h>
      <text:p text:style-name="P25">In dem letzten Testfall werden die internen Variablen zurückgesetzt.</text:p>
      <text:p text:style-name="P24"/>
      <text:h text:style-name="P74" text:outline-level="2"><text:s/>Testskript</text:h>
      <text:p text:style-name="P26">Es müssen die unten aufgezählten Variablen auf ihre korrekte Wertebelegung geprüft werden.</text:p>
      <text:list xml:id="list43626119" text:continue-list="list43628747" text:style-name="L5">
        <text:list-item>
          <text:p text:style-name="P51"><text:span text:style-name="T3">counterSSC</text:span><text:span text:style-name="T6"> = 0 (Byte)</text:span></text:p>
        </text:list-item>
        <text:list-item>
          <text:p text:style-name="P51"><text:span text:style-name="T3">counterRS232</text:span><text:span text:style-name="T6"> = 0 (Byte)</text:span></text:p>
        </text:list-item>
        <text:list-item>
          <text:p text:style-name="P51"><text:span text:style-name="T3">streckenbefehleUngleich</text:span><text:span text:style-name="T6"> = 0 (Byte)</text:span></text:p>
        </text:list-item>
        <text:list-item>
          <text:p text:style-name="P51"><text:span text:style-name="T3">internerStreckenbefehl </text:span><text:span text:style-name="T6">= {LEER,LEER,LEER,0} (Streckenbefehl)</text:span></text:p>
        </text:list-item>
        <text:list-item>
          <text:p text:style-name="P51"><text:span text:style-name="T3">externerStreckenbefehl </text:span><text:span text:style-name="T6">= {LEER,LEER,LEER,0} (Streckenbefehl)</text:span></text:p>
        </text:list-item>
        <text:list-item>
          <text:p text:style-name="P51"><text:span text:style-name="T3">EV_nachricht</text:span><text:span text:style-name="T6"> = {0,0,0,0,0} (Byte)</text:span></text:p>
        </text:list-item>
        <text:list-item>
          <text:p text:style-name="P51"><text:span text:style-name="T3">oldSSC</text:span><text:span text:style-name="T6"> = {LEER,LEER,LEER,0} (Streckenbefehl)</text:span></text:p>
        </text:list-item>
        <text:list-item>
          <text:p text:style-name="P51"><text:span text:style-name="T3">oldRS232</text:span><text:span text:style-name="T6"> = {LEER,LEER,LEER,0} (Streckenbefehl)</text:span></text:p>
        </text:list-item>
      </text:list>
      <text:p text:style-name="P12">Dies wird mit folgendem Test-Skript realisiert:</text:p>
      <text:p text:style-name="P12">siehe 'Google Code → 04_Test → 04.02_Testskripts → 04.02.03_Ergebnisvalid<text:span text:style-name="T10">ierung'</text:span> </text:p>
      <text:p text:style-name="P12"/>
      <text:h text:style-name="Heading_20_2" text:outline-level="2"><text:s/>Testreferenz</text:h>
      <text:p text:style-name="P28">Während des Testdurchl<text:span text:style-name="T11">aufs werden die in Tabelle 6 dargestellten Rückgabewerte erwartet. Die in Spalte 2 aufgelisteten Zustände werden vor der Methode </text:span><text:span text:style-name="T13">void initEV(void)</text:span><text:span text:style-name="T11"> definiert. </text:span><text:soft-page-break/><text:span text:style-name="T11">Nach Durchlauf von </text:span><text:span text:style-name="T13">void initEV(void)</text:span><text:span text:style-name="T11"> müssen die Variablen den in Spalte 3 dargestellten Wert angenommen haben.</text:spa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40">TP</text:p>
          </table:table-cell>
          <table:table-cell table:style-name="Tabelle12.B1" office:value-type="string">
            <text:p text:style-name="P42">Zustand</text:p>
          </table:table-cell>
          <table:table-cell table:style-name="Tabelle12.C1" office:value-type="string">
            <text:p text:style-name="P40">Erwartete Ausgabe</text:p>
          </table:table-cell>
        </table:table-row>
        <table:table-row table:style-name="Tabelle12.1">
          <table:table-cell table:style-name="Tabelle12.A2" office:value-type="float" office:value="1">
            <text:p text:style-name="P41">1</text:p>
          </table:table-cell>
          <table:table-cell table:style-name="Tabelle12.B2" office:value-type="string">
            <text:list xml:id="list43632529" text:style-name="L13">
              <text:list-header>
                <text:p text:style-name="P69">counterSSC=0...7<text:line-break/>(die Zahlen von '0' bis '7' werden alle durchprobiert werden)</text:p>
              </text:list-header>
            </text:list>
          </table:table-cell>
          <table:table-cell table:style-name="Tabelle12.C2" office:value-type="string">
            <text:list xml:id="list43632645" text:continue-numbering="true" text:style-name="L13">
              <text:list-item>
                <text:p text:style-name="P52"><text:span text:style-name="T9">counterSSC</text:span><text:span text:style-name="T8">=0</text:span></text:p>
              </text:list-item>
            </text:list>
          </table:table-cell>
        </table:table-row>
        <table:table-row table:style-name="Tabelle12.1">
          <table:table-cell table:style-name="Tabelle12.A2" office:value-type="float" office:value="2">
            <text:p text:style-name="P41">2</text:p>
          </table:table-cell>
          <table:table-cell table:style-name="Tabelle12.B2" office:value-type="string">
            <text:list xml:id="list43627572" text:continue-numbering="true" text:style-name="L13">
              <text:list-header>
                <text:p text:style-name="P69">counterRS232=0...7<text:line-break/>(die Zahlen von '0' bis '7' werden alle durchprobiert werden)</text:p>
              </text:list-header>
            </text:list>
          </table:table-cell>
          <table:table-cell table:style-name="Tabelle12.C2" office:value-type="string">
            <text:list xml:id="list43628084" text:continue-numbering="true" text:style-name="L13">
              <text:list-item>
                <text:p text:style-name="P52"><text:span text:style-name="T9">counterRS232</text:span><text:span text:style-name="T8">=0</text:span></text:p>
              </text:list-item>
            </text:list>
          </table:table-cell>
        </table:table-row>
        <table:table-row table:style-name="Tabelle12.1">
          <table:table-cell table:style-name="Tabelle12.A2" office:value-type="float" office:value="3">
            <text:p text:style-name="P41">3</text:p>
          </table:table-cell>
          <table:table-cell table:style-name="Tabelle12.B2" office:value-type="string">
            <text:list xml:id="list43633472" text:continue-numbering="true" text:style-name="L13">
              <text:list-header>
                <text:p text:style-name="P69">streckenbefehleUngleich<text:line-break/>=0...7<text:line-break/>(die Zahlen von '0' bis '7' werden alle durchprobiert werden)</text:p>
              </text:list-header>
            </text:list>
          </table:table-cell>
          <table:table-cell table:style-name="Tabelle12.C2" office:value-type="string">
            <text:list xml:id="list43622188" text:style-name="L14">
              <text:list-item>
                <text:p text:style-name="P53"><text:span text:style-name="T9">streckenbefehleUngleich</text:span><text:span text:style-name="T8">=0</text:span></text:p>
              </text:list-item>
            </text:list>
          </table:table-cell>
        </table:table-row>
        <table:table-row table:style-name="Tabelle12.1">
          <table:table-cell table:style-name="Tabelle12.A2" office:value-type="float" office:value="4">
            <text:p text:style-name="P41">4</text:p>
          </table:table-cell>
          <table:table-cell table:style-name="Tabelle12.B2" office:value-type="string">
            <text:list xml:id="list43626219" text:continue-list="list43633472" text:style-name="L13">
              <text:list-header>
                <text:p text:style-name="P70"><text:span text:style-name="T6">internerStreckenbefehl<text:line-break/>={0:15:255,0:15:255,0:15:255,0:15:255}<text:line-break/></text:span><text:span text:style-name="T8">(die Zahlen von '0' bis '255' werden in 5-er-Schritten durchprobiert)</text:span></text:p>
              </text:list-header>
            </text:list>
          </table:table-cell>
          <table:table-cell table:style-name="Tabelle12.C2" office:value-type="string">
            <text:list xml:id="list43646904" text:continue-list="list43622188" text:style-name="L14">
              <text:list-item>
                <text:p text:style-name="P53"><text:span text:style-name="T6">internerStreckenbefehl=</text:span><text:span text:style-name="T8">{255,255,255,0}</text:span></text:p>
              </text:list-item>
            </text:list>
          </table:table-cell>
        </table:table-row>
        <table:table-row table:style-name="Tabelle12.1">
          <table:table-cell table:style-name="Tabelle12.A2" office:value-type="float" office:value="5">
            <text:p text:style-name="P41">5</text:p>
          </table:table-cell>
          <table:table-cell table:style-name="Tabelle12.B2" office:value-type="string">
            <text:list xml:id="list43625814" text:continue-list="list43626219" text:style-name="L13">
              <text:list-header>
                <text:p text:style-name="P71">externerStreckenbefehl<text:line-break/>={0:15:255,0:15:255,0:15:255,0:15:255}<text:line-break/>(die Zahlen von '0' bis '255' werden in 5-er-Schritten durchprobiert)</text:p>
              </text:list-header>
            </text:list>
          </table:table-cell>
          <table:table-cell table:style-name="Tabelle12.C2" office:value-type="string">
            <text:list xml:id="list43633178" text:continue-list="list43646904" text:style-name="L14">
              <text:list-item>
                <text:p text:style-name="P56">externerStreckenbefehl={255,255,255,0}</text:p>
              </text:list-item>
            </text:list>
          </table:table-cell>
        </table:table-row>
        <table:table-row table:style-name="Tabelle12.1">
          <table:table-cell table:style-name="Tabelle12.A2" office:value-type="float" office:value="6">
            <text:p text:style-name="P41">6</text:p>
          </table:table-cell>
          <table:table-cell table:style-name="Tabelle12.B2" office:value-type="string">
            <text:list xml:id="list43626979" text:continue-list="list43625814" text:style-name="L13">
              <text:list-header>
                <text:p text:style-name="P71">EV_nachricht={0...7,0...7,0...7,0...7,0...7}<text:line-break/>(die Zahlen von '0' bis '7' werden alle durchprobiert werden)</text:p>
              </text:list-header>
            </text:list>
          </table:table-cell>
          <table:table-cell table:style-name="Tabelle12.C2" office:value-type="string">
            <text:list xml:id="list43643775" text:continue-list="list43633178" text:style-name="L14">
              <text:list-item>
                <text:p text:style-name="P56">EV_nachricht={0,0,0,0,0}</text:p>
              </text:list-item>
            </text:list>
          </table:table-cell>
        </table:table-row>
        <table:table-row table:style-name="Tabelle12.1">
          <table:table-cell table:style-name="Tabelle12.A2" office:value-type="float" office:value="7">
            <text:p text:style-name="P41">7</text:p>
          </table:table-cell>
          <table:table-cell table:style-name="Tabelle12.B2" office:value-type="string">
            <text:list xml:id="list43641399" text:continue-list="list43626979" text:style-name="L13">
              <text:list-header>
                <text:p text:style-name="P71">oldSSC<text:line-break/>={0:15:255,0:15:255,0:15:255,0:15:255}<text:line-break/>(die Zahlen von '0' bis '255' werden in 5-er-Schritten durchprobiert)</text:p>
              </text:list-header>
            </text:list>
          </table:table-cell>
          <table:table-cell table:style-name="Tabelle12.C2" office:value-type="string">
            <text:list xml:id="list43622436" text:continue-list="list43643775" text:style-name="L14">
              <text:list-item>
                <text:p text:style-name="P56">oldSSC={255,255,255,0}</text:p>
              </text:list-item>
            </text:list>
          </table:table-cell>
        </table:table-row>
      </table:table>
      <text:p text:style-name="P43"><text:s/></text:p>
      <text:p text:style-name="Standard"/>
      <table:table table:name="Tabelle13" table:style-name="Tabelle13">
        <table:table-column table:style-name="Tabelle13.A"/>
        <table:table-column table:style-name="Tabelle13.B"/>
        <table:table-column table:style-name="Tabelle13.C"/>
        <text:soft-page-break/>
        <table:table-row table:style-name="Tabelle13.1">
          <table:table-cell table:style-name="Tabelle13.A1" office:value-type="float" office:value="8">
            <text:p text:style-name="P41">8</text:p>
          </table:table-cell>
          <table:table-cell table:style-name="Tabelle13.B1" office:value-type="string">
            <text:list xml:id="list43649570" text:continue-list="list43641399" text:style-name="L13">
              <text:list-header>
                <text:p text:style-name="P71">oldRS232<text:line-break/>={0:15:255,0:15:255,0:15:255,0:15:255}<text:line-break/>(die Zahlen von '0' bis '255' werden in 5-er-Schritten durchprobiert)</text:p>
              </text:list-header>
            </text:list>
          </table:table-cell>
          <table:table-cell table:style-name="Tabelle13.C1" office:value-type="string">
            <text:list xml:id="list43637914" text:style-name="L15">
              <text:list-item>
                <text:p text:style-name="P57">oldRS232={255,255,255,0}</text:p>
              </text:list-item>
            </text:list>
          </table:table-cell>
        </table:table-row>
      </table:table>
      <text:p text:style-name="P44">Tabelle <text:sequence text:ref-name="refTable5" text:name="Table" text:formula="ooow:Table+1" style:num-format="1">6</text:sequence>: Erwartete Ausgabe für den Testfall 6</text:p>
      <text:p text:style-name="P12">Der Ausdruck X:Y:Z bedeutet, dass man sich schrittweise dem Wert Z nähret durch das Erhöhen von X um Y.</text:p>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3" text:outline-level="1"><text:s/>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3pt" fo:language="zxx" fo:country="none" style:font-size-asian="13pt" style:language-asian="zxx" style:country-asian="none" style:font-size-complex="13pt"/>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text-properties fo:font-size="13pt" style:font-size-asian="13pt" style:font-size-complex="13pt"/>
    </style:style>
    <style:style style:name="MP3" style:family="paragraph" style:parent-style-name="Header">
      <style:paragraph-properties style:snap-to-layout-grid="false"/>
      <style:text-properties fo:font-size="13pt" fo:language="zxx" fo:country="none" style:font-size-asian="13pt" style:language-asian="zxx" style:country-asian="none" style:font-size-complex="13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Ergebnisvalidier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14"><draw:text-box><text:p text:style-name="MP5"><text:s/></text:p><text:p text:style-name="MP5"/></draw:text-box></draw:frame></text:p>
      </style:header>
      <style:footer>
        <text:p text:style-name="Footer"><draw:frame draw:style-name="Mfr1" draw:name="Rahmen8" text:anchor-type="char" svg:x="0cm" svg:y="27.303cm" svg:width="17.701cm" svg:height="0.4cm" draw:z-index="45"><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25</text:page-number>/<text:page-count style:num-format="1">25</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Ergebnisvalidierung</text:reference-ref></text:span><draw:frame draw:style-name="Mfr1" draw:name="Rahmen11" text:anchor-type="char" svg:x="0cm" svg:y="4.501cm" svg:width="17.701cm" svg:height="0.4cm" draw:z-index="48"><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49"><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25</text:page-number>/<text:page-count style:num-format="1">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74</meta:editing-cycles>
    <meta:editing-duration>PT28H27M34S</meta:editing-duration>
    <dc:date>2010-06-17T23:52:11.20</dc:date>
    <dc:creator>Kai Dziembala</dc:creator>
    <meta:document-statistic meta:table-count="13" meta:image-count="0" meta:object-count="0" meta:page-count="25" meta:paragraph-count="521" meta:word-count="3302" meta:character-count="27389"/>
    <meta:user-defined meta:name="Info 1"/>
    <meta:user-defined meta:name="Info 2"/>
    <meta:user-defined meta:name="Info 3"/>
    <meta:user-defined meta:name="Info 4"/>
  </office:meta>
</office:document-meta>
</file>